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5.517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743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54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3.7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font-name="Arial" style:font-name-asian="SimSun" style:font-name-complex="Tahoma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11">
      <style:table-cell-properties fo:background-color="#ff00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111">
      <style:table-cell-properties fo:background-color="#3deb3d" style:text-align-source="fix" style:repeat-content="false"/>
      <style:paragraph-properties fo:text-align="end" fo:margin-left="0cm"/>
    </style:style>
    <style:style style:name="ce15" style:family="table-cell" style:parent-style-name="Default" style:data-style-name="N111">
      <style:table-cell-properties fo:background-color="#e6ff00" style:text-align-source="fix" style:repeat-content="false"/>
      <style:paragraph-properties fo:text-align="end" fo:margin-left="0c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1"/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SimSun" style:font-name-complex="Tahoma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style:font-name-asian="SimSun" style:font-name-complex="Tahoma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09"/>
    <style:style style:name="ce25" style:family="table-cell" style:parent-style-name="Default" style:data-style-name="N2"/>
    <style:style style:name="gr1" style:family="graphic">
      <style:graphic-properties draw:stroke="none" draw:fill="none"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number-columns-repeated="5" table:default-cell-style-name="ce8"/>
        <table:table-column table:style-name="co8" table:default-cell-style-name="Default"/>
        <table:table-column table:style-name="co8" table:default-cell-style-name="ce1"/>
        <table:table-column table:style-name="co8" table:number-columns-repeated="4" table:default-cell-style-name="ce8"/>
        <table:table-column table:style-name="co11" table:default-cell-style-name="ce8"/>
        <table:table-column table:style-name="co8" table:number-columns-repeated="10" table:default-cell-style-name="ce8"/>
        <table:table-column table:style-name="co8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5"/>
          <table:table-cell table:style-name="ce1" table:number-columns-repeated="2"/>
          <table:table-cell/>
          <table:table-cell table:style-name="ce1"/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6,5 cm Tagmitte von Boden entfernt</text:p>
          </table:table-cell>
          <table:table-cell table:number-columns-repeated="4"/>
          <table:table-cell table:style-name="ce1" table:number-columns-repeated="10"/>
          <table:table-cell table:number-columns-repeated="16"/>
          <table:table-cell table:style-name="ce1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tfernung (in m)</text:p>
          </table:table-cell>
          <table:table-cell office:value-type="string">
            <text:p>right Mark detected</text:p>
          </table:table-cell>
          <table:table-cell office:value-type="string">
            <text:p>Kopfbewegung vertikal in °</text:p>
          </table:table-cell>
          <table:table-cell office:value-type="string">
            <text:p>Winkel alpha</text:p>
          </table:table-cell>
          <table:table-cell office:value-type="string">
            <text:p>Winkel beta</text:p>
          </table:table-cell>
          <table:table-cell office:value-type="string">
            <text:p>7,5° Abweichung</text:p>
          </table:table-cell>
          <table:table-cell office:value-type="string">
            <text:p>Höhe/Breite</text:p>
          </table:table-cell>
          <table:table-cell office:value-type="string">
            <text:p>Entfernung Berechnung</text:p>
          </table:table-cell>
          <table:table-cell table:number-columns-repeated="8"/>
          <table:table-cell table:style-name="ce18"/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false</text:p>
          </table:table-cell>
          <table:table-cell office:value-type="float" office:value="11.3">
            <text:p>11,3</text:p>
          </table:table-cell>
          <table:table-cell table:style-name="ce9" office:value-type="float" office:value="-0.0291519724">
            <text:p>-0,02915197</text:p>
          </table:table-cell>
          <table:table-cell table:style-name="ce9" office:value-type="float" office:value="-0.0555024035">
            <text:p>-0,05550240</text:p>
          </table:table-cell>
          <table:table-cell table:style-name="ce9" table:formula="of:=[.E8]+0.13" office:value-type="float" office:value="0.0744975965">
            <text:p>0,07449760</text:p>
          </table:table-cell>
          <table:table-cell table:style-name="ce9" office:value-type="float" office:value="0.0416922234">
            <text:p>0,04169222</text:p>
          </table:table-cell>
          <table:table-cell table:style-name="ce9" table:formula="of:=(43.5)/TAN(PI()/2-(PI()/2-([.E8]+[.C8]*PI()/180)))" office:value-type="float" office:value="304.88600341253">
            <text:p>304,88600341</text:p>
          </table:table-cell>
          <table:table-cell table:style-name="ce9" table:formula="of:=(43.5)/TAN(PI()/2-(PI()/2-([.F8]+[.C8]*PI()/180)))" office:value-type="float" office:value="156.131919787852">
            <text:p>156,13191979</text:p>
          </table:table-cell>
          <table:table-cell table:style-name="Default"/>
          <table:table-cell table:number-columns-repeated="6"/>
          <table:table-cell table:style-name="ce18"/>
          <table:table-cell table:number-columns-repeated="1007"/>
        </table:table-row>
        <table:table-row table:style-name="ro1">
          <table:table-cell office:value-type="float" office:value="1.25">
            <text:p>1,25</text:p>
          </table:table-cell>
          <table:table-cell office:value-type="string">
            <text:p>false</text:p>
          </table:table-cell>
          <table:table-cell office:value-type="float" office:value="11.3">
            <text:p>11,3</text:p>
          </table:table-cell>
          <table:table-cell table:style-name="ce9" office:value-type="float" office:value="-0.0221490022">
            <text:p>-0,02214900</text:p>
          </table:table-cell>
          <table:table-cell table:style-name="ce9" office:value-type="float" office:value="0.0105320755">
            <text:p>0,01053208</text:p>
          </table:table-cell>
          <table:table-cell table:style-name="ce9" table:formula="of:=[.E9]+0.13" office:value-type="float" office:value="0.1405320755">
            <text:p>0,14053208</text:p>
          </table:table-cell>
          <table:table-cell table:style-name="ce9" office:value-type="float" office:value="0.0469037481">
            <text:p>0,04690375</text:p>
          </table:table-cell>
          <table:table-cell table:style-name="ce9" table:formula="of:=(43.5)/TAN(PI()/2-(PI()/2-([.E9]+[.C9]*PI()/180)))" office:value-type="float" office:value="206.360825968394">
            <text:p>206,36082597</text:p>
          </table:table-cell>
          <table:table-cell table:style-name="ce9" table:formula="of:=(43.5)/TAN(PI()/2-(PI()/2-([.F9]+[.C9]*PI()/180)))" office:value-type="float" office:value="123.856761492787">
            <text:p>123,85676149</text:p>
          </table:table-cell>
          <table:table-cell table:number-columns-repeated="7"/>
          <table:table-cell table:style-name="ce18"/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6.3">
            <text:p>16,3</text:p>
          </table:table-cell>
          <table:table-cell table:style-name="ce9" office:value-type="float" office:value="-0.0457637385">
            <text:p>-0,04576374</text:p>
          </table:table-cell>
          <table:table-cell table:style-name="ce9" office:value-type="float" office:value="-0.0041793915">
            <text:p>-0,00417939</text:p>
          </table:table-cell>
          <table:table-cell table:style-name="ce9" table:formula="of:=[.E10]+0.13" office:value-type="float" office:value="0.1258206085">
            <text:p>0,12582061</text:p>
          </table:table-cell>
          <table:table-cell table:style-name="ce9" office:value-type="float" office:value="0.0547210388">
            <text:p>0,05472104</text:p>
          </table:table-cell>
          <table:table-cell table:style-name="ce9" table:formula="of:=(43.5)/TAN(PI()/2-(PI()/2-([.E10]+[.C10]*PI()/180)))" office:value-type="float" office:value="151.099795275403">
            <text:p>151,09979528</text:p>
          </table:table-cell>
          <table:table-cell table:style-name="ce9" table:formula="of:=(43.5)/TAN(PI()/2-(PI()/2-([.F10]+[.C10]*PI()/180)))" office:value-type="float" office:value="100.000240393672">
            <text:p>100,00024039</text:p>
          </table:table-cell>
          <table:table-cell table:number-columns-repeated="7"/>
          <table:table-cell table:style-name="ce18"/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table:style-name="ce9" office:value-type="float" office:value="-0.0252433363">
            <text:p>-0,02524334</text:p>
          </table:table-cell>
          <table:table-cell table:style-name="ce9" office:value-type="float" office:value="0.1034818888">
            <text:p>0,10348189</text:p>
          </table:table-cell>
          <table:table-cell table:style-name="ce9" table:formula="of:=[.E11]+0.13" office:value-type="float" office:value="0.2334818888">
            <text:p>0,23348189</text:p>
          </table:table-cell>
          <table:table-cell table:style-name="ce9" office:value-type="float" office:value="0.0547210388">
            <text:p>0,05472104</text:p>
          </table:table-cell>
          <table:table-cell table:style-name="ce9" table:formula="of:=(43.5)/TAN(PI()/2-(PI()/2-([.E11]+[.C11]*PI()/180)))" office:value-type="float" office:value="152.414341385973">
            <text:p>152,41434139</text:p>
          </table:table-cell>
          <table:table-cell table:style-name="ce9" table:formula="of:=(43.5)/TAN(PI()/2-(PI()/2-([.F11]+[.C11]*PI()/180)))" office:value-type="float" office:value="100.630842015461">
            <text:p>100,63084202</text:p>
          </table:table-cell>
          <table:table-cell table:number-columns-repeated="10"/>
          <table:table-cell table:style-name="ce20" table:number-columns-repeated="5"/>
          <table:table-cell table:number-columns-repeated="1000"/>
        </table:table-row>
        <table:table-row table:style-name="ro2"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table:style-name="ce9" office:value-type="float" office:value="-0.0221490022">
            <text:p>-0,02214900</text:p>
          </table:table-cell>
          <table:table-cell table:style-name="ce9" office:value-type="float" office:value="0.0277512018">
            <text:p>0,02775120</text:p>
          </table:table-cell>
          <table:table-cell table:style-name="ce9" table:formula="of:=[.E12]+0.13" office:value-type="float" office:value="0.1577512018">
            <text:p>0,15775120</text:p>
          </table:table-cell>
          <table:table-cell table:style-name="ce9" office:value-type="float" office:value="0.0677498579">
            <text:p>0,06774986</text:p>
          </table:table-cell>
          <table:table-cell table:style-name="ce9" table:formula="of:=(43.5)/TAN(PI()/2-(PI()/2-([.E12]+[.C12]*PI()/180)))" office:value-type="float" office:value="109.924357639953">
            <text:p>109,92435764</text:p>
          </table:table-cell>
          <table:table-cell table:style-name="ce9" table:formula="of:=(43.5)/TAN(PI()/2-(PI()/2-([.F12]+[.C12]*PI()/180)))" office:value-type="float" office:value="78.3519373561242">
            <text:p>78,35193736</text:p>
          </table:table-cell>
          <table:table-cell table:number-columns-repeated="10"/>
          <table:table-cell table:style-name="ce20" table:number-columns-repeated="5"/>
          <table:table-cell table:number-columns-repeated="1000"/>
        </table:table-row>
        <table:table-row table:style-name="ro2"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table:style-name="ce9" office:value-type="float" office:value="-0.0231261738">
            <text:p>-0,02312617</text:p>
          </table:table-cell>
          <table:table-cell table:style-name="ce10" office:value-type="float" office:value="0.2084683776">
            <text:p>0,20846838</text:p>
          </table:table-cell>
          <table:table-cell table:style-name="ce9" table:formula="of:=[.E13]+0.13" office:value-type="float" office:value="0.3384683776">
            <text:p>0,33846838</text:p>
          </table:table-cell>
          <table:table-cell table:style-name="ce9" office:value-type="float" office:value="0.0859902054">
            <text:p>0,08599021</text:p>
          </table:table-cell>
          <table:table-cell table:style-name="ce9" table:formula="of:=(43.5)/TAN(PI()/2-(PI()/2-([.E13]+[.C13]*PI()/180)))" office:value-type="float" office:value="69.7652210484323">
            <text:p>69,76522105</text:p>
          </table:table-cell>
          <table:table-cell table:style-name="ce9" table:formula="of:=(43.5)/TAN(PI()/2-(PI()/2-([.F13]+[.C13]*PI()/180)))" office:value-type="float" office:value="52.9713189619214">
            <text:p>52,97131896</text:p>
          </table:table-cell>
          <table:table-cell table:number-columns-repeated="10"/>
          <table:table-cell table:style-name="ce20" table:number-columns-repeated="5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table:number-columns-repeated="10"/>
          <table:table-cell table:number-columns-repeated="16"/>
          <table:table-cell table:style-name="ce1" table:number-columns-repeated="990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 office:value-type="string">
            <text:p>Winkelabweichung horizontal (Konstante)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Winkelabweichung vertikal (Konstante)</text:p>
          </table:table-cell>
          <table:table-cell office:value-type="float" office:value="0.13">
            <text:p>0,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7"/>
          <table:table-cell table:number-columns-repeated="2"/>
          <table:table-cell table:style-name="ce1" table:number-columns-repeated="6"/>
          <table:table-cell/>
          <table:table-cell table:style-name="ce8" table:number-columns-repeated="2"/>
          <table:table-cell table:number-columns-repeated="1005"/>
        </table:table-row>
        <table:table-row table:style-name="ro1">
          <table:table-cell table:style-name="ce4"/>
          <table:table-cell table:style-name="ce5" office:value-type="string">
            <text:p>Abstand zur Mittellinie</text:p>
          </table:table-cell>
          <table:table-cell table:style-name="ce4" office:value-type="float" office:value="-100">
            <text:p>-100,00000</text:p>
          </table:table-cell>
          <table:table-cell table:style-name="ce5" office:value-type="float" office:value="-90">
            <text:p>-90,00000</text:p>
          </table:table-cell>
          <table:table-cell table:style-name="ce4" office:value-type="float" office:value="-80">
            <text:p>-80,00000</text:p>
          </table:table-cell>
          <table:table-cell table:style-name="ce5" office:value-type="float" office:value="-70">
            <text:p>-70,00000</text:p>
          </table:table-cell>
          <table:table-cell table:style-name="ce4" office:value-type="float" office:value="-60">
            <text:p>-60,00000</text:p>
          </table:table-cell>
          <table:table-cell table:style-name="ce5" office:value-type="float" office:value="-50">
            <text:p>-50,00000</text:p>
          </table:table-cell>
          <table:table-cell table:style-name="ce4" office:value-type="float" office:value="-40">
            <text:p>-40,00000</text:p>
          </table:table-cell>
          <table:table-cell table:style-name="ce5" office:value-type="float" office:value="-30">
            <text:p>-30,00000</text:p>
          </table:table-cell>
          <table:table-cell table:style-name="ce4" office:value-type="float" office:value="-20">
            <text:p>-20,00000</text:p>
          </table:table-cell>
          <table:table-cell table:style-name="ce5" office:value-type="float" office:value="-10">
            <text:p>-10,00000</text:p>
          </table:table-cell>
          <table:table-cell table:style-name="ce4" office:value-type="float" office:value="0">
            <text:p>0,00000</text:p>
          </table:table-cell>
          <table:table-cell table:style-name="ce5" office:value-type="float" office:value="10">
            <text:p>10,00000</text:p>
          </table:table-cell>
          <table:table-cell table:style-name="ce4" office:value-type="float" office:value="20">
            <text:p>20,00000</text:p>
          </table:table-cell>
          <table:table-cell table:style-name="ce5" office:value-type="float" office:value="30">
            <text:p>30,00000</text:p>
          </table:table-cell>
          <table:table-cell table:style-name="ce5" office:value-type="float" office:value="40">
            <text:p>40,00000</text:p>
          </table:table-cell>
          <table:table-cell table:style-name="ce5" office:value-type="float" office:value="50">
            <text:p>50,00000</text:p>
          </table:table-cell>
          <table:table-cell table:style-name="ce5" office:value-type="float" office:value="60">
            <text:p>60,00000</text:p>
          </table:table-cell>
          <table:table-cell table:style-name="ce5" office:value-type="float" office:value="70">
            <text:p>70,00000</text:p>
          </table:table-cell>
          <table:table-cell table:style-name="ce5" office:value-type="float" office:value="80">
            <text:p>80,00000</text:p>
          </table:table-cell>
          <table:table-cell table:style-name="ce5" office:value-type="float" office:value="90">
            <text:p>90,00000</text:p>
          </table:table-cell>
          <table:table-cell table:style-name="ce5" office:value-type="float" office:value="100">
            <text:p>100,00000</text:p>
          </table:table-cell>
          <table:table-cell table:number-columns-repeated="1001"/>
        </table:table-row>
        <table:table-row table:style-name="ro1">
          <table:table-cell table:style-name="ce5"/>
          <table:table-cell table:style-name="ce5" office:value-type="string">
            <text:p>Optimale Kopfdrehung vertikal</text:p>
          </table:table-cell>
          <table:table-cell table:style-name="ce4"/>
          <table:table-cell table:number-columns-repeated="3" table:style-name="ce5"/>
          <table:table-cell table:number-columns-repeated="3" table:style-name="ce5" office:value-type="float" office:value="15.4">
            <text:p>15,40000</text:p>
          </table:table-cell>
          <table:table-cell table:number-columns-repeated="3" table:style-name="ce5" office:value-type="float" office:value="15.5">
            <text:p>15,50000</text:p>
          </table:table-cell>
          <table:table-cell table:style-name="ce5" office:value-type="float" office:value="16.7">
            <text:p>16,70000</text:p>
          </table:table-cell>
          <table:table-cell table:number-columns-repeated="2" table:style-name="ce5" office:value-type="float" office:value="16.5">
            <text:p>16,50000</text:p>
          </table:table-cell>
          <table:table-cell table:style-name="ce5" office:value-type="float" office:value="16.2">
            <text:p>16,20000</text:p>
          </table:table-cell>
          <table:table-cell table:number-columns-repeated="2" table:style-name="ce5" office:value-type="float" office:value="13.4">
            <text:p>13,40000</text:p>
          </table:table-cell>
          <table:table-cell table:style-name="ce5" office:value-type="float" office:value="12.3">
            <text:p>12,30000</text:p>
          </table:table-cell>
          <table:table-cell table:number-columns-repeated="4" table:style-name="ce5"/>
          <table:table-cell table:number-columns-repeated="11"/>
          <table:table-cell table:style-name="ce1" table:number-columns-repeated="990"/>
        </table:table-row>
        <table:table-row table:style-name="ro1">
          <table:table-cell table:style-name="ce4" table:number-columns-repeated="2"/>
          <table:table-cell table:style-name="ce4"/>
          <table:table-cell table:number-columns-repeated="9" table:style-name="ce5"/>
          <table:table-cell table:style-name="ce4"/>
          <table:table-cell table:number-columns-repeated="10" table:style-name="ce5"/>
          <table:table-cell table:number-columns-repeated="1001"/>
        </table:table-row>
        <table:table-row table:style-name="ro1">
          <table:table-cell table:style-name="ce4"/>
          <table:table-cell table:style-name="ce5" office:value-type="string">
            <text:p>SOLL Winkel RAD vertikal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style-name="ce5" table:formula="of:=ATAN((50.6-6.5)/100)" office:value-type="float" office:value="0.415344367270292">
            <text:p>0,41534</text:p>
          </table:table-cell>
          <table:table-cell table:number-columns-repeated="1001"/>
        </table:table-row>
        <table:table-row table:style-name="ro1">
          <table:table-cell table:style-name="ce4"/>
          <table:table-cell table:style-name="ce5" office:value-type="string">
            <text:p>SOLL WINKEL DEG vertikal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style-name="ce5" table:formula="of:=DEGREES(ATAN((50.6-6.5)/100))" office:value-type="float" office:value="23.7974792891193">
            <text:p>23,79748</text:p>
          </table:table-cell>
          <table:table-cell table:number-columns-repeated="1001"/>
        </table:table-row>
        <table:table-row table:style-name="ro1">
          <table:table-cell table:style-name="ce4"/>
          <table:table-cell table:style-name="ce5" office:value-type="string">
            <text:p>IST Winkel RAD vertikal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float" office:value="-0.025">
            <text:p>-0,02500</text:p>
          </table:table-cell>
          <table:table-cell table:style-name="ce5" office:value-type="float" office:value="-0.011">
            <text:p>-0,01100</text:p>
          </table:table-cell>
          <table:table-cell table:style-name="ce5" office:value-type="float" office:value="-0.008">
            <text:p>-0,00800</text:p>
          </table:table-cell>
          <table:table-cell table:style-name="ce5" office:value-type="float" office:value="0.002">
            <text:p>0,00200</text:p>
          </table:table-cell>
          <table:table-cell table:number-columns-repeated="2" table:style-name="ce5" office:value-type="float" office:value="0.013">
            <text:p>0,01300</text:p>
          </table:table-cell>
          <table:table-cell table:style-name="ce5" office:value-type="float" office:value="-0.02">
            <text:p>-0,02000</text:p>
          </table:table-cell>
          <table:table-cell table:style-name="ce5" office:value-type="float" office:value="-0.014">
            <text:p>-0,01400</text:p>
          </table:table-cell>
          <table:table-cell table:style-name="ce5" office:value-type="float" office:value="-0.022">
            <text:p>-0,02200</text:p>
          </table:table-cell>
          <table:table-cell table:style-name="ce5" office:value-type="float" office:value="-0.021">
            <text:p>-0,02100</text:p>
          </table:table-cell>
          <table:table-cell table:style-name="ce5" office:value-type="float" office:value="0.023">
            <text:p>0,02300</text:p>
          </table:table-cell>
          <table:table-cell table:style-name="ce5" office:value-type="float" office:value="0.011">
            <text:p>0,01100</text:p>
          </table:table-cell>
          <table:table-cell table:style-name="ce5" office:value-type="float" office:value="0.029">
            <text:p>0,02900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21" table:number-columns-repeated="11"/>
          <table:table-cell table:style-name="ce24" table:number-columns-repeated="990"/>
        </table:table-row>
        <table:table-row table:style-name="ro1">
          <table:table-cell table:style-name="ce4"/>
          <table:table-cell table:style-name="ce5" office:value-type="string">
            <text:p>IST Winkel DEG horizontal</text:p>
          </table:table-cell>
          <table:table-cell table:style-name="ce5" table:formula="of:=[.C27]*PI()/180" office:value-type="float" office:value="0">
            <text:p>#WERT!</text:p>
          </table:table-cell>
          <table:table-cell table:style-name="ce5" table:formula="of:=[.D27]*PI()/180" office:value-type="float" office:value="0">
            <text:p>#WERT!</text:p>
          </table:table-cell>
          <table:table-cell table:style-name="ce5" table:formula="of:=[.E27]*PI()/180" office:value-type="float" office:value="0">
            <text:p>#WERT!</text:p>
          </table:table-cell>
          <table:table-cell table:style-name="ce5" table:formula="of:=[.F27]*PI()/180" office:value-type="float" office:value="0">
            <text:p>#WERT!</text:p>
          </table:table-cell>
          <table:table-cell table:style-name="ce5" table:formula="of:=[.G27]*PI()/180" office:value-type="float" office:value="-0.000436332312998582">
            <text:p>-0,00044</text:p>
          </table:table-cell>
          <table:table-cell table:style-name="ce5" table:formula="of:=[.H27]*PI()/180" office:value-type="float" office:value="-0.000191986217719376">
            <text:p>-0,00019</text:p>
          </table:table-cell>
          <table:table-cell table:style-name="ce5" table:formula="of:=[.I27]*PI()/180" office:value-type="float" office:value="-0.000139626340159546">
            <text:p>-0,00014</text:p>
          </table:table-cell>
          <table:table-cell table:style-name="ce5" table:formula="of:=[.J27]*PI()/180" office:value-type="float" office:value="0.0000349065850398866">
            <text:p>0,00003</text:p>
          </table:table-cell>
          <table:table-cell table:style-name="ce5" table:formula="of:=[.K27]*PI()/180" office:value-type="float" office:value="0.000226892802759263">
            <text:p>0,00023</text:p>
          </table:table-cell>
          <table:table-cell table:style-name="ce5" table:formula="of:=[.L27]*PI()/180" office:value-type="float" office:value="0.000226892802759263">
            <text:p>0,00023</text:p>
          </table:table-cell>
          <table:table-cell table:style-name="ce5" table:formula="of:=[.M27]*PI()/180" office:value-type="float" office:value="-0.000349065850398866">
            <text:p>-0,00035</text:p>
          </table:table-cell>
          <table:table-cell table:style-name="ce5" table:formula="of:=[.N27]*PI()/180" office:value-type="float" office:value="-0.000244346095279206">
            <text:p>-0,00024</text:p>
          </table:table-cell>
          <table:table-cell table:style-name="ce5" table:formula="of:=[.O27]*PI()/180" office:value-type="float" office:value="-0.000383972435438752">
            <text:p>-0,00038</text:p>
          </table:table-cell>
          <table:table-cell table:style-name="ce5" table:formula="of:=[.P27]*PI()/180" office:value-type="float" office:value="-0.000366519142918809">
            <text:p>-0,00037</text:p>
          </table:table-cell>
          <table:table-cell table:style-name="ce5" table:formula="of:=[.Q27]*PI()/180" office:value-type="float" office:value="0.000401425727958696">
            <text:p>0,00040</text:p>
          </table:table-cell>
          <table:table-cell table:style-name="ce5" table:formula="of:=[.R27]*PI()/180" office:value-type="float" office:value="0.000191986217719376">
            <text:p>0,00019</text:p>
          </table:table-cell>
          <table:table-cell table:style-name="ce5" table:formula="of:=[.S27]*PI()/180" office:value-type="float" office:value="0.000506145483078356">
            <text:p>0,00051</text:p>
          </table:table-cell>
          <table:table-cell table:style-name="ce5" table:formula="of:=[.T27]*PI()/180" office:value-type="float" office:value="0">
            <text:p>#WERT!</text:p>
          </table:table-cell>
          <table:table-cell table:style-name="ce5" table:formula="of:=[.U27]*PI()/180" office:value-type="float" office:value="0">
            <text:p>#WERT!</text:p>
          </table:table-cell>
          <table:table-cell table:style-name="ce5" table:formula="of:=[.V27]*PI()/180" office:value-type="float" office:value="0">
            <text:p>#WERT!</text:p>
          </table:table-cell>
          <table:table-cell table:style-name="ce5" table:formula="of:=[.W27]*PI()/180" office:value-type="float" office:value="0">
            <text:p>#WERT!</text:p>
          </table:table-cell>
          <table:table-cell table:style-name="ce21" table:number-columns-repeated="11"/>
          <table:table-cell table:style-name="ce24" table:number-columns-repeated="990"/>
        </table:table-row>
        <table:table-row table:style-name="ro1">
          <table:table-cell table:style-name="ce4"/>
          <table:table-cell table:style-name="ce5" office:value-type="string">
            <text:p>SOLL Enfernung in cm</text:p>
          </table:table-cell>
          <table:table-cell table:style-name="ce5" table:formula="of:=(ABS([.C22])^2 + 100^2)^(1/2)" office:value-type="float" office:value="141.42135623731">
            <text:p>141,42136</text:p>
          </table:table-cell>
          <table:table-cell table:style-name="ce5" table:formula="of:=(ABS([.D22])^2 + 100^2)^(1/2)" office:value-type="float" office:value="134.536240470737">
            <text:p>134,53624</text:p>
          </table:table-cell>
          <table:table-cell table:style-name="ce5" table:formula="of:=(ABS([.E22])^2 + 100^2)^(1/2)" office:value-type="float" office:value="128.062484748657">
            <text:p>128,06248</text:p>
          </table:table-cell>
          <table:table-cell table:style-name="ce5" table:formula="of:=(ABS([.F22])^2 + 100^2)^(1/2)" office:value-type="float" office:value="122.065556157337">
            <text:p>122,06556</text:p>
          </table:table-cell>
          <table:table-cell table:style-name="ce5" table:formula="of:=(ABS([.G22])^2 + 100^2)^(1/2)" office:value-type="float" office:value="116.619037896906">
            <text:p>116,61904</text:p>
          </table:table-cell>
          <table:table-cell table:style-name="ce5" table:formula="of:=(ABS([.H22])^2 + 100^2)^(1/2)" office:value-type="float" office:value="111.80339887499">
            <text:p>111,80340</text:p>
          </table:table-cell>
          <table:table-cell table:style-name="ce5" table:formula="of:=(ABS([.I22])^2 + 100^2)^(1/2)" office:value-type="float" office:value="107.70329614269">
            <text:p>107,70330</text:p>
          </table:table-cell>
          <table:table-cell table:style-name="ce5" table:formula="of:=(ABS([.J22])^2 + 100^2)^(1/2)" office:value-type="float" office:value="104.403065089106">
            <text:p>104,40307</text:p>
          </table:table-cell>
          <table:table-cell table:style-name="ce5" table:formula="of:=(ABS([.K22])^2 + 100^2)^(1/2)" office:value-type="float" office:value="101.980390271856">
            <text:p>101,98039</text:p>
          </table:table-cell>
          <table:table-cell table:style-name="ce5" table:formula="of:=(ABS([.L22])^2 + 100^2)^(1/2)" office:value-type="float" office:value="100.498756211209">
            <text:p>100,49876</text:p>
          </table:table-cell>
          <table:table-cell table:style-name="ce5" table:formula="of:=(ABS([.M22])^2 + 100^2)^(1/2)" office:value-type="float" office:value="100">
            <text:p>100,00000</text:p>
          </table:table-cell>
          <table:table-cell table:style-name="ce5" table:formula="of:=(ABS([.N22])^2 + 100^2)^(1/2)" office:value-type="float" office:value="100.498756211209">
            <text:p>100,49876</text:p>
          </table:table-cell>
          <table:table-cell table:style-name="ce5" table:formula="of:=(ABS([.O22])^2 + 100^2)^(1/2)" office:value-type="float" office:value="101.980390271856">
            <text:p>101,98039</text:p>
          </table:table-cell>
          <table:table-cell table:style-name="ce5" table:formula="of:=(ABS([.P22])^2 + 100^2)^(1/2)" office:value-type="float" office:value="104.403065089106">
            <text:p>104,40307</text:p>
          </table:table-cell>
          <table:table-cell table:style-name="ce5" table:formula="of:=(ABS([.Q22])^2 + 100^2)^(1/2)" office:value-type="float" office:value="107.70329614269">
            <text:p>107,70330</text:p>
          </table:table-cell>
          <table:table-cell table:style-name="ce5" table:formula="of:=(ABS([.R22])^2 + 100^2)^(1/2)" office:value-type="float" office:value="111.80339887499">
            <text:p>111,80340</text:p>
          </table:table-cell>
          <table:table-cell table:style-name="ce5" table:formula="of:=(ABS([.S22])^2 + 100^2)^(1/2)" office:value-type="float" office:value="116.619037896906">
            <text:p>116,61904</text:p>
          </table:table-cell>
          <table:table-cell table:style-name="ce5" table:formula="of:=(ABS([.T22])^2 + 100^2)^(1/2)" office:value-type="float" office:value="122.065556157337">
            <text:p>122,06556</text:p>
          </table:table-cell>
          <table:table-cell table:style-name="ce5" table:formula="of:=(ABS([.U22])^2 + 100^2)^(1/2)" office:value-type="float" office:value="128.062484748657">
            <text:p>128,06248</text:p>
          </table:table-cell>
          <table:table-cell table:style-name="ce5" table:formula="of:=(ABS([.V22])^2 + 100^2)^(1/2)" office:value-type="float" office:value="134.536240470737">
            <text:p>134,53624</text:p>
          </table:table-cell>
          <table:table-cell table:style-name="ce5" table:formula="of:=(ABS([.W22])^2 + 100^2)^(1/2)" office:value-type="float" office:value="141.42135623731">
            <text:p>141,42136</text:p>
          </table:table-cell>
          <table:table-cell table:style-name="ce22" table:number-columns-repeated="11"/>
          <table:table-cell table:style-name="ce25" table:number-columns-repeated="990"/>
        </table:table-row>
        <table:table-row table:style-name="ro1">
          <table:table-cell table:style-name="ce4"/>
          <table:table-cell table:style-name="ce5" office:value-type="string">
            <text:p>IST Entfernung in cm</text:p>
          </table:table-cell>
          <table:table-cell table:style-name="ce5" table:formula="of:=(43.5)/TAN(PI()/2-(PI()/2-([.C27]+[.C23]*PI()/180)))" office:value-type="float" office:value="0">
            <text:p>#WERT!</text:p>
          </table:table-cell>
          <table:table-cell table:style-name="ce5" table:formula="of:=(43.5)/TAN(PI()/2-(PI()/2-([.D27]+[.D23]*PI()/180)))" office:value-type="float" office:value="0">
            <text:p>#WERT!</text:p>
          </table:table-cell>
          <table:table-cell table:style-name="ce5" table:formula="of:=(43.5)/TAN(PI()/2-(PI()/2-([.E27]+[.E23]*PI()/180)))" office:value-type="float" office:value="0">
            <text:p>#WERT!</text:p>
          </table:table-cell>
          <table:table-cell table:style-name="ce5" table:formula="of:=(43.5)/TAN(PI()/2-(PI()/2-([.F27]+[.F23]*PI()/180)))" office:value-type="float" office:value="0">
            <text:p>#WERT!</text:p>
          </table:table-cell>
          <table:table-cell table:style-name="ce5" table:formula="of:=(43.5)/TAN(PI()/2-(PI()/2-([.G27]+[.$M$18]+[.G23]*PI()/180)))" office:value-type="float" office:value="110.90741662651">
            <text:p>110,90742</text:p>
          </table:table-cell>
          <table:table-cell table:style-name="ce5" table:formula="of:=(43.5)/TAN(PI()/2-(PI()/2-([.H27]+[.$M$18]+[.H23]*PI()/180)))" office:value-type="float" office:value="106.496795528934">
            <text:p>106,49680</text:p>
          </table:table-cell>
          <table:table-cell table:style-name="ce5" table:formula="of:=(43.5)/TAN(PI()/2-(PI()/2-([.I27]+[.$M$18]+[.I23]*PI()/180)))" office:value-type="float" office:value="105.590770144797">
            <text:p>105,59077</text:p>
          </table:table-cell>
          <table:table-cell table:style-name="ce5" table:formula="of:=(43.5)/TAN(PI()/2-(PI()/2-([.J27]+[.$M$18]+[.J23]*PI()/180)))" office:value-type="float" office:value="102.166881697483">
            <text:p>102,16688</text:p>
          </table:table-cell>
          <table:table-cell table:style-name="ce5" table:formula="of:=(43.5)/TAN(PI()/2-(PI()/2-([.K27]+[.$M$18]+[.K23]*PI()/180)))" office:value-type="float" office:value="99.1272758504858">
            <text:p>99,12728</text:p>
          </table:table-cell>
          <table:table-cell table:style-name="ce5" table:formula="of:=(43.5)/TAN(PI()/2-(PI()/2-([.L27]+[.$M$18]+[.L23]*PI()/180)))" office:value-type="float" office:value="99.1272758504858">
            <text:p>99,12728</text:p>
          </table:table-cell>
          <table:table-cell table:style-name="ce5" table:formula="of:=(43.5)/TAN(PI()/2-(PI()/2-([.M27]+[.$M$18]+[.M23]*PI()/180)))" office:value-type="float" office:value="102.466969189075">
            <text:p>102,46697</text:p>
          </table:table-cell>
          <table:table-cell table:style-name="ce5" table:formula="of:=(43.5)/TAN(PI()/2-(PI()/2-([.N27]+[.$M$18]+[.N23]*PI()/180)))" office:value-type="float" office:value="101.756338705789">
            <text:p>101,75634</text:p>
          </table:table-cell>
          <table:table-cell table:style-name="ce5" table:formula="of:=(43.5)/TAN(PI()/2-(PI()/2-([.O27]+[.$M$18]+[.O23]*PI()/180)))" office:value-type="float" office:value="104.051589282733">
            <text:p>104,05159</text:p>
          </table:table-cell>
          <table:table-cell table:style-name="ce5" table:formula="of:=(43.5)/TAN(PI()/2-(PI()/2-([.P27]+[.$M$18]+[.P23]*PI()/180)))" office:value-type="float" office:value="105.30283719996">
            <text:p>105,30284</text:p>
          </table:table-cell>
          <table:table-cell table:style-name="ce5" table:formula="of:=(43.5)/TAN(PI()/2-(PI()/2-([.Q27]+[.$M$18]+[.Q23]*PI()/180)))" office:value-type="float" office:value="106.77321557804">
            <text:p>106,77322</text:p>
          </table:table-cell>
          <table:table-cell table:style-name="ce5" table:formula="of:=(43.5)/TAN(PI()/2-(PI()/2-([.R27]+[.$M$18]+[.R23]*PI()/180)))" office:value-type="float" office:value="110.551660753748">
            <text:p>110,55166</text:p>
          </table:table-cell>
          <table:table-cell table:style-name="ce5" table:formula="of:=(43.5)/TAN(PI()/2-(PI()/2-([.S27]+[.$M$18]+[.S23]*PI()/180)))" office:value-type="float" office:value="110.941751566368">
            <text:p>110,94175</text:p>
          </table:table-cell>
          <table:table-cell table:style-name="ce5" table:formula="of:=(43.5)/TAN(PI()/2-(PI()/2-([.T27]+[.T23]*PI()/180)))" office:value-type="float" office:value="0">
            <text:p>#WERT!</text:p>
          </table:table-cell>
          <table:table-cell table:style-name="ce5" table:formula="of:=(43.5)/TAN(PI()/2-(PI()/2-([.U27]+[.U23]*PI()/180)))" office:value-type="float" office:value="0">
            <text:p>#WERT!</text:p>
          </table:table-cell>
          <table:table-cell table:style-name="ce5" table:formula="of:=(43.5)/TAN(PI()/2-(PI()/2-([.V27]+[.V23]*PI()/180)))" office:value-type="float" office:value="0">
            <text:p>#WERT!</text:p>
          </table:table-cell>
          <table:table-cell table:style-name="ce5" table:formula="of:=(43.5)/TAN(PI()/2-(PI()/2-([.W27]+[.W23]*PI()/180)))" office:value-type="float" office:value="0">
            <text:p>#WERT!</text:p>
          </table:table-cell>
          <table:table-cell table:style-name="ce22"/>
          <table:table-cell table:style-name="ce22" table:number-columns-repeated="10"/>
          <table:table-cell table:style-name="ce25" table:number-columns-repeated="990"/>
        </table:table-row>
        <table:table-row table:style-name="ro1">
          <table:table-cell table:style-name="ce4"/>
          <table:table-cell table:style-name="ce5" office:value-type="string">
            <text:p>Abweichung IST und SOLL Entfernung xy</text:p>
          </table:table-cell>
          <table:table-cell table:style-name="ce5" table:formula="of:=ABS([.C29]-[.C30])" office:value-type="float" office:value="0">
            <text:p>#WERT!</text:p>
          </table:table-cell>
          <table:table-cell table:style-name="ce5" table:formula="of:=ABS([.D29]-[.D30])" office:value-type="float" office:value="0">
            <text:p>#WERT!</text:p>
          </table:table-cell>
          <table:table-cell table:style-name="ce5" table:formula="of:=ABS([.E29]-[.E30])" office:value-type="float" office:value="0">
            <text:p>#WERT!</text:p>
          </table:table-cell>
          <table:table-cell table:style-name="ce5" table:formula="of:=ABS([.F29]-[.F30])" office:value-type="float" office:value="0">
            <text:p>#WERT!</text:p>
          </table:table-cell>
          <table:table-cell table:style-name="ce12" table:formula="of:=ABS([.G29]-[.G30])" office:value-type="float" office:value="5.71162127039578">
            <text:p>5,71162</text:p>
          </table:table-cell>
          <table:table-cell table:style-name="ce12" table:formula="of:=ABS([.H29]-[.H30])" office:value-type="float" office:value="5.30660334605558">
            <text:p>5,30660</text:p>
          </table:table-cell>
          <table:table-cell table:style-name="ce12" table:formula="of:=ABS([.I29]-[.I30])" office:value-type="float" office:value="2.11252599789283">
            <text:p>2,11253</text:p>
          </table:table-cell>
          <table:table-cell table:style-name="ce12" table:formula="of:=ABS([.J29]-[.J30])" office:value-type="float" office:value="2.23618339162208">
            <text:p>2,23618</text:p>
          </table:table-cell>
          <table:table-cell table:style-name="ce12" table:formula="of:=ABS([.K29]-[.K30])" office:value-type="float" office:value="2.85311442136985">
            <text:p>2,85311</text:p>
          </table:table-cell>
          <table:table-cell table:style-name="ce12" table:formula="of:=ABS([.L29]-[.L30])" office:value-type="float" office:value="1.37148036072306">
            <text:p>1,37148</text:p>
          </table:table-cell>
          <table:table-cell table:style-name="ce12" table:formula="of:=ABS([.M29]-[.M30])" office:value-type="float" office:value="2.46696918907526">
            <text:p>2,46697</text:p>
          </table:table-cell>
          <table:table-cell table:style-name="ce12" table:formula="of:=ABS([.N29]-[.N30])" office:value-type="float" office:value="1.25758249457981">
            <text:p>1,25758</text:p>
          </table:table-cell>
          <table:table-cell table:style-name="ce12" table:formula="of:=ABS([.O29]-[.O30])" office:value-type="float" office:value="2.07119901087688">
            <text:p>2,07120</text:p>
          </table:table-cell>
          <table:table-cell table:style-name="ce12" table:formula="of:=ABS([.P29]-[.P30])" office:value-type="float" office:value="0.899772110854883">
            <text:p>0,89977</text:p>
          </table:table-cell>
          <table:table-cell table:style-name="ce12" table:formula="of:=ABS([.Q29]-[.Q30])" office:value-type="float" office:value="0.93008056465041">
            <text:p>0,93008</text:p>
          </table:table-cell>
          <table:table-cell table:style-name="ce12" table:formula="of:=ABS([.R29]-[.R30])" office:value-type="float" office:value="1.25173812124154">
            <text:p>1,25174</text:p>
          </table:table-cell>
          <table:table-cell table:style-name="ce12" table:formula="of:=ABS([.S29]-[.S30])" office:value-type="float" office:value="5.67728633053802">
            <text:p>5,67729</text:p>
          </table:table-cell>
          <table:table-cell table:style-name="ce5" table:formula="of:=ABS([.T29]-[.T30])" office:value-type="float" office:value="0">
            <text:p>#WERT!</text:p>
          </table:table-cell>
          <table:table-cell table:style-name="ce5" table:formula="of:=ABS([.U29]-[.U30])" office:value-type="float" office:value="0">
            <text:p>#WERT!</text:p>
          </table:table-cell>
          <table:table-cell table:style-name="ce5" table:formula="of:=ABS([.V29]-[.V30])" office:value-type="float" office:value="0">
            <text:p>#WERT!</text:p>
          </table:table-cell>
          <table:table-cell table:style-name="ce5" table:formula="of:=ABS([.W29]-[.W30])" office:value-type="float" office:value="0">
            <text:p>#WERT!</text:p>
          </table:table-cell>
          <table:table-cell table:style-name="ce22" office:value-type="string">
            <text:p>Standardabweichung</text:p>
          </table:table-cell>
          <table:table-cell table:style-name="ce22" table:formula="of:=SUM([.G31:.S31])/13" office:value-type="float" office:value="2.62662743152892">
            <text:p>2,63</text:p>
          </table:table-cell>
          <table:table-cell table:style-name="ce22" table:number-columns-repeated="9"/>
          <table:table-cell table:style-name="ce25" table:number-columns-repeated="990"/>
        </table:table-row>
        <table:table-row table:style-name="ro1">
          <table:table-cell table:style-name="ce4"/>
          <table:table-cell table:style-name="ce5" office:value-type="string">
            <text:p>IST Entfernung minus Standartabweichung in cm</text:p>
          </table:table-cell>
          <table:table-cell table:style-name="ce5" table:formula="of:=[.D30]-[.$Y$31]" office:value-type="float" office:value="0">
            <text:p>#WERT!</text:p>
          </table:table-cell>
          <table:table-cell table:style-name="ce5" table:formula="of:=[.E30]-[.$Y$31]" office:value-type="float" office:value="0">
            <text:p>#WERT!</text:p>
          </table:table-cell>
          <table:table-cell table:style-name="ce5" table:formula="of:=[.F30]-[.$Y$31]" office:value-type="float" office:value="0">
            <text:p>#WERT!</text:p>
          </table:table-cell>
          <table:table-cell table:style-name="ce5" table:formula="of:=[.G30]-[.$Y$31]" office:value-type="float" office:value="108.280789194981">
            <text:p>108,28079</text:p>
          </table:table-cell>
          <table:table-cell table:style-name="ce5" table:formula="of:=[.H30]-[.$Y$31]" office:value-type="float" office:value="103.870168097405">
            <text:p>103,87017</text:p>
          </table:table-cell>
          <table:table-cell table:style-name="ce5" table:formula="of:=[.I30]-[.$Y$31]" office:value-type="float" office:value="102.964142713268">
            <text:p>102,96414</text:p>
          </table:table-cell>
          <table:table-cell table:style-name="ce5" table:formula="of:=[.J30]-[.$Y$31]" office:value-type="float" office:value="99.5402542659545">
            <text:p>99,54025</text:p>
          </table:table-cell>
          <table:table-cell table:style-name="ce5" table:formula="of:=[.K30]-[.$Y$31]" office:value-type="float" office:value="96.5006484189569">
            <text:p>96,50065</text:p>
          </table:table-cell>
          <table:table-cell table:style-name="ce5" table:formula="of:=[.L30]-[.$Y$31]" office:value-type="float" office:value="96.5006484189569">
            <text:p>96,50065</text:p>
          </table:table-cell>
          <table:table-cell table:style-name="ce5" table:formula="of:=[.M30]-[.$Y$31]" office:value-type="float" office:value="99.8403417575463">
            <text:p>99,84034</text:p>
          </table:table-cell>
          <table:table-cell table:style-name="ce5" table:formula="of:=[.N30]-[.$Y$31]" office:value-type="float" office:value="99.1297112742598">
            <text:p>99,12971</text:p>
          </table:table-cell>
          <table:table-cell table:style-name="ce5" table:formula="of:=[.O30]-[.$Y$31]" office:value-type="float" office:value="101.424961851204">
            <text:p>101,42496</text:p>
          </table:table-cell>
          <table:table-cell table:style-name="ce5" table:formula="of:=[.P30]-[.$Y$31]" office:value-type="float" office:value="102.676209768431">
            <text:p>102,67621</text:p>
          </table:table-cell>
          <table:table-cell table:style-name="ce5" table:formula="of:=[.Q30]-[.$Y$31]" office:value-type="float" office:value="104.146588146511">
            <text:p>104,14659</text:p>
          </table:table-cell>
          <table:table-cell table:style-name="ce5" table:formula="of:=[.R30]-[.$Y$31]" office:value-type="float" office:value="107.925033322219">
            <text:p>107,92503</text:p>
          </table:table-cell>
          <table:table-cell table:style-name="ce5" table:formula="of:=[.S30]-[.$Y$31]" office:value-type="float" office:value="108.315124134839">
            <text:p>108,31512</text:p>
          </table:table-cell>
          <table:table-cell table:style-name="ce5" table:formula="of:=[.T30]-[.$Y$31]" office:value-type="float" office:value="0">
            <text:p>#WERT!</text:p>
          </table:table-cell>
          <table:table-cell table:style-name="ce5" table:formula="of:=[.U30]-[.$Y$31]" office:value-type="float" office:value="0">
            <text:p>#WERT!</text:p>
          </table:table-cell>
          <table:table-cell table:style-name="ce5" table:formula="of:=[.V30]-[.$Y$31]" office:value-type="float" office:value="0">
            <text:p>#WERT!</text:p>
          </table:table-cell>
          <table:table-cell table:style-name="ce5" table:formula="of:=[.W30]-[.$Y$31]" office:value-type="float" office:value="0">
            <text:p>#WERT!</text:p>
          </table:table-cell>
          <table:table-cell table:style-name="ce5" table:formula="of:=[.X30]-[.$Y$31]" office:value-type="float" office:value="-2.62662743152892">
            <text:p>-2,62663</text:p>
          </table:table-cell>
          <table:table-cell table:style-name="ce22" table:number-columns-repeated="11"/>
          <table:table-cell table:style-name="ce25" table:number-columns-repeated="990"/>
        </table:table-row>
        <table:table-row table:style-name="ro1">
          <table:table-cell table:style-name="ce4"/>
          <table:table-cell table:style-name="ce5" table:number-columns-repeated="11"/>
          <table:table-cell table:style-name="ce4"/>
          <table:table-cell table:style-name="ce5"/>
          <table:table-cell table:style-name="ce4"/>
          <table:table-cell table:style-name="ce6"/>
          <table:table-cell table:style-name="ce5" table:number-columns-repeated="7"/>
          <table:table-cell table:number-columns-repeated="1001"/>
        </table:table-row>
        <table:table-row table:style-name="ro1">
          <table:table-cell table:style-name="ce5"/>
          <table:table-cell table:style-name="ce5" office:value-type="string">
            <text:p>Optimale Kopfdrehung horizontal</text:p>
          </table:table-cell>
          <table:table-cell table:style-name="ce5" table:number-columns-repeated="4"/>
          <table:table-cell table:style-name="ce5" office:value-type="float" office:value="-34.2">
            <text:p>-34,20000</text:p>
          </table:table-cell>
          <table:table-cell table:style-name="ce5" office:value-type="float" office:value="-30.7">
            <text:p>-30,70000</text:p>
          </table:table-cell>
          <table:table-cell table:style-name="ce5" office:value-type="float" office:value="-24.1">
            <text:p>-24,10000</text:p>
          </table:table-cell>
          <table:table-cell table:style-name="ce5" office:value-type="float" office:value="-19.4">
            <text:p>-19,40000</text:p>
          </table:table-cell>
          <table:table-cell table:style-name="ce5" office:value-type="float" office:value="-14.8">
            <text:p>-14,80000</text:p>
          </table:table-cell>
          <table:table-cell table:style-name="ce5" office:value-type="float" office:value="-9">
            <text:p>-9,00000</text:p>
          </table:table-cell>
          <table:table-cell table:style-name="ce5" office:value-type="float" office:value="-4.3">
            <text:p>-4,30000</text:p>
          </table:table-cell>
          <table:table-cell table:style-name="ce5" office:value-type="float" office:value="4.4">
            <text:p>4,40000</text:p>
          </table:table-cell>
          <table:table-cell table:style-name="ce5" office:value-type="float" office:value="7.6">
            <text:p>7,60000</text:p>
          </table:table-cell>
          <table:table-cell table:style-name="ce5" office:value-type="float" office:value="12.1">
            <text:p>12,10000</text:p>
          </table:table-cell>
          <table:table-cell table:style-name="ce5" office:value-type="float" office:value="13.1">
            <text:p>13,10000</text:p>
          </table:table-cell>
          <table:table-cell table:style-name="ce5" office:value-type="float" office:value="20.9">
            <text:p>20,90000</text:p>
          </table:table-cell>
          <table:table-cell table:style-name="ce5" office:value-type="float" office:value="24.2">
            <text:p>24,20000</text:p>
          </table:table-cell>
          <table:table-cell table:style-name="ce5" table:number-columns-repeated="4"/>
          <table:table-cell table:style-name="ce22" table:number-columns-repeated="1001"/>
        </table:table-row>
        <table:table-row table:style-name="ro1">
          <table:table-cell table:style-name="ce5"/>
          <table:table-cell table:style-name="ce5" office:value-type="string">
            <text:p>SOLL Winkel RAD horizontal</text:p>
          </table:table-cell>
          <table:table-cell table:style-name="ce5" table:number-columns-repeated="16"/>
          <table:table-cell table:style-name="ce19"/>
          <table:table-cell table:style-name="ce5" table:number-columns-repeated="4"/>
          <table:table-cell table:style-name="ce22" table:number-columns-repeated="1001"/>
        </table:table-row>
        <table:table-row table:style-name="ro1">
          <table:table-cell table:style-name="ce5"/>
          <table:table-cell table:style-name="ce5" office:value-type="string">
            <text:p>SOLL WINKEL DEG horizontal</text:p>
          </table:table-cell>
          <table:table-cell table:style-name="ce5" table:number-columns-repeated="21"/>
          <table:table-cell table:style-name="ce22" table:number-columns-repeated="1001"/>
        </table:table-row>
        <table:table-row table:style-name="ro1">
          <table:table-cell table:style-name="ce5"/>
          <table:table-cell table:style-name="ce5" office:value-type="string">
            <text:p>IST Winkel RAD horizontal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float" office:value="0.065">
            <text:p>0,06500</text:p>
          </table:table-cell>
          <table:table-cell table:style-name="ce5" office:value-type="float" office:value="0.038">
            <text:p>0,03800</text:p>
          </table:table-cell>
          <table:table-cell table:style-name="ce5" office:value-type="float" office:value="0.03">
            <text:p>0,03000</text:p>
          </table:table-cell>
          <table:table-cell table:style-name="ce5" office:value-type="float" office:value="0.039">
            <text:p>0,03900</text:p>
          </table:table-cell>
          <table:table-cell table:style-name="ce5" office:value-type="float" office:value="0.031">
            <text:p>0,03100</text:p>
          </table:table-cell>
          <table:table-cell table:style-name="ce5" office:value-type="float" office:value="0.007">
            <text:p>0,00700</text:p>
          </table:table-cell>
          <table:table-cell table:style-name="ce5" office:value-type="float" office:value="0.003">
            <text:p>0,00300</text:p>
          </table:table-cell>
          <table:table-cell table:style-name="ce5" office:value-type="float" office:value="0.007">
            <text:p>0,00700</text:p>
          </table:table-cell>
          <table:table-cell table:style-name="ce5" office:value-type="float" office:value="0.004">
            <text:p>0,00400</text:p>
          </table:table-cell>
          <table:table-cell table:style-name="ce5" office:value-type="float" office:value="0.001">
            <text:p>0,00100</text:p>
          </table:table-cell>
          <table:table-cell table:style-name="ce5" office:value-type="float" office:value="0.052">
            <text:p>0,05200</text:p>
          </table:table-cell>
          <table:table-cell table:style-name="ce5" office:value-type="float" office:value="0.013">
            <text:p>0,01300</text:p>
          </table:table-cell>
          <table:table-cell table:style-name="ce5" office:value-type="float" office:value="0.029">
            <text:p>0,02900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5" office:value-type="string">
            <text:p>false</text:p>
          </table:table-cell>
          <table:table-cell table:style-name="ce21" table:number-columns-repeated="1001"/>
        </table:table-row>
        <table:table-row table:style-name="ro1">
          <table:table-cell table:style-name="ce6" table:number-columns-repeated="8"/>
          <table:table-cell table:style-name="ce5" table:number-columns-repeated="15"/>
          <table:table-cell table:number-columns-repeated="1001"/>
        </table:table-row>
        <table:table-row table:style-name="ro1">
          <table:table-cell table:style-name="ce6" table:number-columns-repeated="6"/>
          <table:table-cell table:style-name="ce5" table:formula="of:=([.G30]^2-[.G47]^2)^0.5" office:value-type="float" office:value="56.2493587372953">
            <text:p>56,24936</text:p>
          </table:table-cell>
          <table:table-cell table:style-name="ce5" table:formula="of:=([.H30]^2-[.H47]^2)^0.5" office:value-type="float" office:value="50.8530534182825">
            <text:p>50,85305</text:p>
          </table:table-cell>
          <table:table-cell table:style-name="ce5" table:formula="of:=([.I30]^2-[.I47]^2)^0.5" office:value-type="float" office:value="40.2053548805788">
            <text:p>40,20535</text:p>
          </table:table-cell>
          <table:table-cell table:style-name="ce5" table:formula="of:=([.J30]^2-[.J47]^2)^0.5" office:value-type="float" office:value="30.1527361703109">
            <text:p>30,15274</text:p>
          </table:table-cell>
          <table:table-cell table:style-name="ce5" table:formula="of:=([.K30]^2-[.K47]^2)^0.5" office:value-type="float" office:value="22.3389562376844">
            <text:p>22,33896</text:p>
          </table:table-cell>
          <table:table-cell table:style-name="ce5" table:formula="of:=([.L30]^2-[.L47]^2)^0.5" office:value-type="float" office:value="14.8212000653668">
            <text:p>14,82120</text:p>
          </table:table-cell>
          <table:table-cell table:style-name="ce5" table:formula="of:=([.M30]^2-[.M47]^2)^0.5" office:value-type="float" office:value="7.37627316352732">
            <text:p>7,37627</text:p>
          </table:table-cell>
          <table:table-cell table:style-name="ce5" table:formula="of:=([.N30]^2-[.N47]^2)^0.5" office:value-type="float" office:value="8.51664541220073">
            <text:p>8,51665</text:p>
          </table:table-cell>
          <table:table-cell table:style-name="ce5" table:formula="of:=([.O30]^2-[.O47]^2)^0.5" office:value-type="float" office:value="14.1739266163035">
            <text:p>14,17393</text:p>
          </table:table-cell>
          <table:table-cell table:style-name="ce5" table:formula="of:=([.P30]^2-[.P47]^2)^0.5" office:value-type="float" office:value="22.1763816986737">
            <text:p>22,17638</text:p>
          </table:table-cell>
          <table:table-cell table:style-name="ce5" table:formula="of:=([.Q30]^2-[.Q47]^2)^0.5" office:value-type="float" office:value="29.5728571312661">
            <text:p>29,57286</text:p>
          </table:table-cell>
          <table:table-cell table:style-name="ce5" table:formula="of:=([.R30]^2-[.R47]^2)^0.5" office:value-type="float" office:value="40.7772201294902">
            <text:p>40,77722</text:p>
          </table:table-cell>
          <table:table-cell table:style-name="ce5" table:formula="of:=([.S30]^2-[.S47]^2)^0.5" office:value-type="float" office:value="48.3926199841821">
            <text:p>48,39262</text:p>
          </table:table-cell>
          <table:table-cell table:style-name="ce5" table:number-columns-repeated="4"/>
          <table:table-cell table:number-columns-repeated="1001"/>
        </table:table-row>
        <table:table-row table:style-name="ro1">
          <table:table-cell table:style-name="ce7"/>
          <table:table-cell table:style-name="ce7" office:value-type="string">
            <text:p>SOLL Entfernung y in cm</text:p>
          </table:table-cell>
          <table:table-cell table:style-name="ce7" table:formula="of:=ABS([.C22])" office:value-type="float" office:value="100">
            <text:p>100,00000</text:p>
          </table:table-cell>
          <table:table-cell table:style-name="ce7" office:value-type="float" office:value="-90">
            <text:p>-90,00000</text:p>
          </table:table-cell>
          <table:table-cell table:style-name="ce7" office:value-type="float" office:value="-80">
            <text:p>-80,00000</text:p>
          </table:table-cell>
          <table:table-cell table:style-name="ce7" office:value-type="float" office:value="-70">
            <text:p>-70,00000</text:p>
          </table:table-cell>
          <table:table-cell table:style-name="ce7" office:value-type="float" office:value="-60">
            <text:p>-60,00000</text:p>
          </table:table-cell>
          <table:table-cell table:style-name="ce7" office:value-type="float" office:value="-50">
            <text:p>-50,00000</text:p>
          </table:table-cell>
          <table:table-cell table:style-name="ce7" office:value-type="float" office:value="-40">
            <text:p>-40,00000</text:p>
          </table:table-cell>
          <table:table-cell table:style-name="ce7" office:value-type="float" office:value="-30">
            <text:p>-30,00000</text:p>
          </table:table-cell>
          <table:table-cell table:style-name="ce7" office:value-type="float" office:value="-20">
            <text:p>-20,00000</text:p>
          </table:table-cell>
          <table:table-cell table:style-name="ce7" office:value-type="float" office:value="-10">
            <text:p>-10,00000</text:p>
          </table:table-cell>
          <table:table-cell table:style-name="ce7" office:value-type="float" office:value="0">
            <text:p>0,00000</text:p>
          </table:table-cell>
          <table:table-cell table:style-name="ce7" table:formula="of:=ABS([.N22])" office:value-type="float" office:value="10">
            <text:p>10,00000</text:p>
          </table:table-cell>
          <table:table-cell table:style-name="ce7" table:formula="of:=ABS([.O22])" office:value-type="float" office:value="20">
            <text:p>20,00000</text:p>
          </table:table-cell>
          <table:table-cell table:style-name="ce7" table:formula="of:=ABS([.P22])" office:value-type="float" office:value="30">
            <text:p>30,00000</text:p>
          </table:table-cell>
          <table:table-cell table:style-name="ce7" table:formula="of:=ABS([.Q22])" office:value-type="float" office:value="40">
            <text:p>40,00000</text:p>
          </table:table-cell>
          <table:table-cell table:style-name="ce7" table:formula="of:=ABS([.R22])" office:value-type="float" office:value="50">
            <text:p>50,00000</text:p>
          </table:table-cell>
          <table:table-cell table:style-name="ce7" table:formula="of:=ABS([.S22])" office:value-type="float" office:value="60">
            <text:p>60,00000</text:p>
          </table:table-cell>
          <table:table-cell table:style-name="ce7" table:formula="of:=ABS([.T22])" office:value-type="float" office:value="70">
            <text:p>70,00000</text:p>
          </table:table-cell>
          <table:table-cell table:style-name="ce7" table:formula="of:=ABS([.U22])" office:value-type="float" office:value="80">
            <text:p>80,00000</text:p>
          </table:table-cell>
          <table:table-cell table:style-name="ce7" table:formula="of:=ABS([.V22])" office:value-type="float" office:value="90">
            <text:p>90,00000</text:p>
          </table:table-cell>
          <table:table-cell table:style-name="ce7" table:formula="of:=ABS([.W22])" office:value-type="float" office:value="100">
            <text:p>100,00000</text:p>
          </table:table-cell>
          <table:table-cell table:style-name="ce23" table:number-columns-repeated="1001"/>
        </table:table-row>
        <table:table-row table:style-name="ro1">
          <table:table-cell table:style-name="ce5"/>
          <table:table-cell table:style-name="ce5" office:value-type="string">
            <text:p>IST Entfernung y in cm</text:p>
          </table:table-cell>
          <table:table-cell table:style-name="ce5" table:formula="of:=[.C30]*COS(90-(DEGREES([.C27])+[.C23]))" office:value-type="float" office:value="0">
            <text:p>#WERT!</text:p>
          </table:table-cell>
          <table:table-cell table:style-name="ce5" table:formula="of:=[.D30]*COS(90-(DEGREES([.D27])+[.D23]))" office:value-type="float" office:value="0">
            <text:p>#WERT!</text:p>
          </table:table-cell>
          <table:table-cell table:style-name="ce5" table:formula="of:=[.E30]*COS(90-(DEGREES([.E27])+[.E23]))" office:value-type="float" office:value="0">
            <text:p>#WERT!</text:p>
          </table:table-cell>
          <table:table-cell table:style-name="ce5" table:formula="of:=[.F30]*COS(90-(DEGREES([.F27])+[.F23]))" office:value-type="float" office:value="0">
            <text:p>#WERT!</text:p>
          </table:table-cell>
          <table:table-cell table:style-name="ce13" table:formula="of:=[.G30]*COS(PI()/2-([.G37]+RADIANS([.G34]+[.$I$19])))" office:value-type="float" office:value="-49.4446756257229">
            <text:p>-49,44468</text:p>
          </table:table-cell>
          <table:table-cell table:style-name="ce13" table:formula="of:=[.H30]*COS(PI()/2-([.H37]+RADIANS([.H34]+[.$I$19])))" office:value-type="float" office:value="-44.2019940460489">
            <text:p>-44,20199</text:p>
          </table:table-cell>
          <table:table-cell table:style-name="ce13" table:formula="of:=[.I30]*COS(PI()/2-([.I37]+RADIANS([.I34]+[.$I$19])))" office:value-type="float" office:value="-33.2966194013494">
            <text:p>-33,29662</text:p>
          </table:table-cell>
          <table:table-cell table:style-name="ce13" table:formula="of:=[.J30]*COS(PI()/2-([.J37]+RADIANS([.J34]+[.$I$19])))" office:value-type="float" office:value="-23.2699374074765">
            <text:p>-23,26994</text:p>
          </table:table-cell>
          <table:table-cell table:style-name="ce13" table:formula="of:=[.K30]*COS(PI()/2-([.K37]+RADIANS([.K34]+[.$I$19])))" office:value-type="float" office:value="-15.5476430849543">
            <text:p>-15,54764</text:p>
          </table:table-cell>
          <table:table-cell table:style-name="ce13" table:formula="of:=[.L30]*COS(PI()/2-([.L37]+RADIANS([.L34]+[.$I$19])))" office:value-type="float" office:value="-7.94805486486583">
            <text:p>-7,94805</text:p>
          </table:table-cell>
          <table:table-cell table:style-name="ce13" table:formula="of:=[.M30]*COS(PI()/2-([.M37]+RADIANS([.M34]+[.$I$19])))" office:value-type="float" office:value="-0.229114697584126">
            <text:p>-0,22911</text:p>
          </table:table-cell>
          <table:table-cell table:style-name="ce13" table:formula="of:=[.N30]*COS(PI()/2-([.N37]+RADIANS([.N34]+[.$I$19])))" office:value-type="float" office:value="15.5691573050787">
            <text:p>15,56916</text:p>
          </table:table-cell>
          <table:table-cell table:style-name="ce13" table:formula="of:=[.O30]*COS(PI()/2-([.O37]+RADIANS([.O34]+[.$I$19])))" office:value-type="float" office:value="21.3300142442684">
            <text:p>21,33001</text:p>
          </table:table-cell>
          <table:table-cell table:style-name="ce13" table:formula="of:=[.P30]*COS(PI()/2-([.P37]+RADIANS([.P34]+[.$I$19])))" office:value-type="float" office:value="29.3031779428483">
            <text:p>29,30318</text:p>
          </table:table-cell>
          <table:table-cell table:style-name="ce13" table:formula="of:=[.Q30]*COS(PI()/2-([.Q37]+RADIANS([.Q34]+[.$I$19])))" office:value-type="float" office:value="36.6575633165207">
            <text:p>36,65756</text:p>
          </table:table-cell>
          <table:table-cell table:style-name="ce13" table:formula="of:=[.R30]*COS(PI()/2-([.R37]+RADIANS([.R34]+[.$I$19])))" office:value-type="float" office:value="47.8458164762657">
            <text:p>47,84582</text:p>
          </table:table-cell>
          <table:table-cell table:style-name="ce13" table:formula="of:=[.S30]*COS(PI()/2-([.S37]+RADIANS([.S34]+[.$I$19])))" office:value-type="float" office:value="55.2385958294407">
            <text:p>55,23860</text:p>
          </table:table-cell>
          <table:table-cell table:style-name="ce5" table:formula="of:=[.T30]*COS(90-(DEGREES([.T27])+[.T23]))" office:value-type="float" office:value="0">
            <text:p>#WERT!</text:p>
          </table:table-cell>
          <table:table-cell table:style-name="ce5" table:formula="of:=[.U30]*COS(90-(DEGREES([.U27])+[.U23]))" office:value-type="float" office:value="0">
            <text:p>#WERT!</text:p>
          </table:table-cell>
          <table:table-cell table:style-name="ce5" table:formula="of:=[.V30]*COS(90-(DEGREES([.V27])+[.V23]))" office:value-type="float" office:value="0">
            <text:p>#WERT!</text:p>
          </table:table-cell>
          <table:table-cell table:style-name="ce5" table:formula="of:=[.W30]*COS(90-(DEGREES([.W27])+[.W23]))" office:value-type="float" office:value="0">
            <text:p>#WERT!</text:p>
          </table:table-cell>
          <table:table-cell table:style-name="ce16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Abweichung IST und SOLL Entfernung y</text:p>
          </table:table-cell>
          <table:table-cell table:style-name="ce5" table:formula="of:=ABS([.C40]-[.C41])" office:value-type="float" office:value="0">
            <text:p>#WERT!</text:p>
          </table:table-cell>
          <table:table-cell table:style-name="ce5" table:formula="of:=ABS([.D40]-[.D41])" office:value-type="float" office:value="0">
            <text:p>#WERT!</text:p>
          </table:table-cell>
          <table:table-cell table:style-name="ce5" table:formula="of:=ABS([.E40]-[.E41])" office:value-type="float" office:value="0">
            <text:p>#WERT!</text:p>
          </table:table-cell>
          <table:table-cell table:style-name="ce5" table:formula="of:=ABS([.F40]-[.F41])" office:value-type="float" office:value="0">
            <text:p>#WERT!</text:p>
          </table:table-cell>
          <table:table-cell table:style-name="ce14" table:formula="of:=ABS([.G40]-[.G41])" office:value-type="float" office:value="10.5553243742771">
            <text:p>10,55532</text:p>
          </table:table-cell>
          <table:table-cell table:style-name="ce14" table:formula="of:=ABS([.H40]-[.H41])" office:value-type="float" office:value="5.79800595395107">
            <text:p>5,79801</text:p>
          </table:table-cell>
          <table:table-cell table:style-name="ce14" table:formula="of:=ABS([.I40]-[.I41])" office:value-type="float" office:value="6.70338059865065">
            <text:p>6,70338</text:p>
          </table:table-cell>
          <table:table-cell table:style-name="ce14" table:formula="of:=ABS([.J40]-[.J41])" office:value-type="float" office:value="6.73006259252353">
            <text:p>6,73006</text:p>
          </table:table-cell>
          <table:table-cell table:style-name="ce14" table:formula="of:=ABS([.K40]-[.K41])" office:value-type="float" office:value="4.45235691504574">
            <text:p>4,45236</text:p>
          </table:table-cell>
          <table:table-cell table:style-name="ce14" table:formula="of:=ABS([.L40]-[.L41])" office:value-type="float" office:value="2.05194513513417">
            <text:p>2,05195</text:p>
          </table:table-cell>
          <table:table-cell table:style-name="ce14" table:formula="of:=ABS([.M40]-[.M41])" office:value-type="float" office:value="0.229114697584126">
            <text:p>0,22911</text:p>
          </table:table-cell>
          <table:table-cell table:style-name="ce14" table:formula="of:=ABS([.N40]-[.N41])" office:value-type="float" office:value="5.56915730507874">
            <text:p>5,56916</text:p>
          </table:table-cell>
          <table:table-cell table:style-name="ce14" table:formula="of:=ABS([.O40]-[.O41])" office:value-type="float" office:value="1.33001424426838">
            <text:p>1,33001</text:p>
          </table:table-cell>
          <table:table-cell table:style-name="ce14" table:formula="of:=ABS([.P40]-[.P41])" office:value-type="float" office:value="0.696822057151692">
            <text:p>0,69682</text:p>
          </table:table-cell>
          <table:table-cell table:style-name="ce14" table:formula="of:=ABS([.Q40]-[.Q41])" office:value-type="float" office:value="3.34243668347926">
            <text:p>3,34244</text:p>
          </table:table-cell>
          <table:table-cell table:style-name="ce14" table:formula="of:=ABS([.R40]-[.R41])" office:value-type="float" office:value="2.15418352373428">
            <text:p>2,15418</text:p>
          </table:table-cell>
          <table:table-cell table:style-name="ce14" table:formula="of:=ABS([.S40]-[.S41])" office:value-type="float" office:value="4.76140417055926">
            <text:p>4,76140</text:p>
          </table:table-cell>
          <table:table-cell table:style-name="ce5" table:formula="of:=ABS([.T40]-[.T41])" office:value-type="float" office:value="0">
            <text:p>#WERT!</text:p>
          </table:table-cell>
          <table:table-cell table:style-name="ce5" table:formula="of:=ABS([.U40]-[.U41])" office:value-type="float" office:value="0">
            <text:p>#WERT!</text:p>
          </table:table-cell>
          <table:table-cell table:style-name="ce5" table:formula="of:=ABS([.V40]-[.V41])" office:value-type="float" office:value="0">
            <text:p>#WERT!</text:p>
          </table:table-cell>
          <table:table-cell table:style-name="ce5" table:formula="of:=ABS([.W40]-[.W41])" office:value-type="float" office:value="0">
            <text:p>#WERT!</text:p>
          </table:table-cell>
          <table:table-cell table:style-name="ce16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IST Entfernung y minus Standardabweichung in cm</text:p>
          </table:table-cell>
          <table:table-cell table:style-name="ce5" table:formula="of:=[.C32]*COS(90-(DEGREES([.C27])+[.C23]))" office:value-type="float" office:value="0">
            <text:p>#WERT!</text:p>
          </table:table-cell>
          <table:table-cell table:style-name="ce5" table:formula="of:=[.D32]*COS(90-(DEGREES([.D27])+[.D23]))" office:value-type="float" office:value="0">
            <text:p>#WERT!</text:p>
          </table:table-cell>
          <table:table-cell table:style-name="ce5" table:formula="of:=[.E32]*COS(90-(DEGREES([.E27])+[.E23]))" office:value-type="float" office:value="0">
            <text:p>#WERT!</text:p>
          </table:table-cell>
          <table:table-cell table:style-name="ce5" table:formula="of:=[.F32]*COS(90-(DEGREES([.F27])+[.F23]))" office:value-type="float" office:value="0">
            <text:p>#WERT!</text:p>
          </table:table-cell>
          <table:table-cell table:style-name="ce5" table:formula="of:=[.G32]*COS(90-(DEGREES([.G27])+[.G23]))" office:value-type="float" office:value="83.6739934571726">
            <text:p>83,67399</text:p>
          </table:table-cell>
          <table:table-cell table:style-name="ce5" table:formula="of:=[.H32]*COS(90-(DEGREES([.H27])+[.H23]))" office:value-type="float" office:value="101.51504158066">
            <text:p>101,51504</text:p>
          </table:table-cell>
          <table:table-cell table:style-name="ce5" table:formula="of:=[.I32]*COS(90-(DEGREES([.I27])+[.I23]))" office:value-type="float" office:value="93.846770164797">
            <text:p>93,84677</text:p>
          </table:table-cell>
          <table:table-cell table:style-name="ce5" table:formula="of:=[.J32]*COS(90-(DEGREES([.J27])+[.J23]))" office:value-type="float" office:value="51.0946400593619">
            <text:p>51,09464</text:p>
          </table:table-cell>
          <table:table-cell table:style-name="ce5" table:formula="of:=[.K32]*COS(90-(DEGREES([.K27])+[.K23]))" office:value-type="float" office:value="-6.96827249653588">
            <text:p>-6,96827</text:p>
          </table:table-cell>
          <table:table-cell table:style-name="ce5" table:formula="of:=[.L32]*COS(90-(DEGREES([.L27])+[.L23]))" office:value-type="float" office:value="-7.20943039152869">
            <text:p>-7,20943</text:p>
          </table:table-cell>
          <table:table-cell table:style-name="ce5" table:formula="of:=[.M32]*COS(90-(DEGREES([.M27])+[.M23]))" office:value-type="float" office:value="57.4758131023055">
            <text:p>57,47581</text:p>
          </table:table-cell>
          <table:table-cell table:style-name="ce5" table:formula="of:=[.N32]*COS(90-(DEGREES([.N27])+[.N23]))" office:value-type="float" office:value="46.3596962185898">
            <text:p>46,35970</text:p>
          </table:table-cell>
          <table:table-cell table:style-name="ce5" table:formula="of:=[.O32]*COS(90-(DEGREES([.O27])+[.O23]))" office:value-type="float" office:value="82.4959543128403">
            <text:p>82,49595</text:p>
          </table:table-cell>
          <table:table-cell table:style-name="ce5" table:formula="of:=[.P32]*COS(90-(DEGREES([.P27])+[.P23]))" office:value-type="float" office:value="96.126449445157">
            <text:p>96,12645</text:p>
          </table:table-cell>
          <table:table-cell table:style-name="ce5" table:formula="of:=[.Q32]*COS(90-(DEGREES([.Q27])+[.Q23]))" office:value-type="float" office:value="107.199395063115">
            <text:p>107,19940</text:p>
          </table:table-cell>
          <table:table-cell table:style-name="ce5" table:formula="of:=[.R32]*COS(90-(DEGREES([.R27])+[.R23]))" office:value-type="float" office:value="91.1014983630241">
            <text:p>91,10150</text:p>
          </table:table-cell>
          <table:table-cell table:style-name="ce5" table:formula="of:=[.S32]*COS(90-(DEGREES([.S27])+[.S23]))" office:value-type="float" office:value="0">
            <text:p>#WERT!</text:p>
          </table:table-cell>
          <table:table-cell table:style-name="ce5" table:formula="of:=[.T32]*COS(90-(DEGREES([.T27])+[.T23]))" office:value-type="float" office:value="0">
            <text:p>#WERT!</text:p>
          </table:table-cell>
          <table:table-cell table:style-name="ce5" table:formula="of:=[.U32]*COS(90-(DEGREES([.U27])+[.U23]))" office:value-type="float" office:value="0">
            <text:p>#WERT!</text:p>
          </table:table-cell>
          <table:table-cell table:style-name="ce5" table:formula="of:=[.V32]*COS(90-(DEGREES([.V27])+[.V23]))" office:value-type="float" office:value="0">
            <text:p>#WERT!</text:p>
          </table:table-cell>
          <table:table-cell table:style-name="ce5" table:formula="of:=[.W32]*COS(90-(DEGREES([.W27])+[.W23]))" office:value-type="float" office:value="0">
            <text:p>#WERT!</text:p>
          </table:table-cell>
          <table:table-cell table:style-name="ce16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Abweichung SOLL und IST Entfernung minus Standardabweichung y</text:p>
          </table:table-cell>
          <table:table-cell table:style-name="ce5" table:formula="of:=ABS([.C43]-[.C40])" office:value-type="float" office:value="0">
            <text:p>#WERT!</text:p>
          </table:table-cell>
          <table:table-cell table:style-name="ce5" table:formula="of:=ABS([.D43]-[.D40])" office:value-type="float" office:value="0">
            <text:p>#WERT!</text:p>
          </table:table-cell>
          <table:table-cell table:style-name="ce5" table:formula="of:=ABS([.E43]-[.E40])" office:value-type="float" office:value="0">
            <text:p>#WERT!</text:p>
          </table:table-cell>
          <table:table-cell table:style-name="ce5" table:formula="of:=ABS([.F43]-[.F40])" office:value-type="float" office:value="0">
            <text:p>#WERT!</text:p>
          </table:table-cell>
          <table:table-cell table:style-name="ce5" table:formula="of:=ABS([.G43]-[.G40])" office:value-type="float" office:value="143.673993457173">
            <text:p>143,67399</text:p>
          </table:table-cell>
          <table:table-cell table:style-name="ce5" table:formula="of:=ABS([.H43]-[.H40])" office:value-type="float" office:value="151.51504158066">
            <text:p>151,51504</text:p>
          </table:table-cell>
          <table:table-cell table:style-name="ce5" table:formula="of:=ABS([.I43]-[.I40])" office:value-type="float" office:value="133.846770164797">
            <text:p>133,84677</text:p>
          </table:table-cell>
          <table:table-cell table:style-name="ce5" table:formula="of:=ABS([.J43]-[.J40])" office:value-type="float" office:value="81.0946400593619">
            <text:p>81,09464</text:p>
          </table:table-cell>
          <table:table-cell table:style-name="ce5" table:formula="of:=ABS([.K43]-[.K40])" office:value-type="float" office:value="13.0317275034641">
            <text:p>13,03173</text:p>
          </table:table-cell>
          <table:table-cell table:style-name="ce5" table:formula="of:=ABS([.L43]-[.L40])" office:value-type="float" office:value="2.79056960847131">
            <text:p>2,79057</text:p>
          </table:table-cell>
          <table:table-cell table:style-name="ce5" table:formula="of:=ABS([.M43]-[.M40])" office:value-type="float" office:value="57.4758131023055">
            <text:p>57,47581</text:p>
          </table:table-cell>
          <table:table-cell table:style-name="ce5" table:formula="of:=ABS([.N43]-[.N40])" office:value-type="float" office:value="36.3596962185898">
            <text:p>36,35970</text:p>
          </table:table-cell>
          <table:table-cell table:style-name="ce5" table:formula="of:=ABS([.O43]-[.O40])" office:value-type="float" office:value="62.4959543128403">
            <text:p>62,49595</text:p>
          </table:table-cell>
          <table:table-cell table:style-name="ce5" table:formula="of:=ABS([.P43]-[.P40])" office:value-type="float" office:value="66.126449445157">
            <text:p>66,12645</text:p>
          </table:table-cell>
          <table:table-cell table:style-name="ce5" table:formula="of:=ABS([.Q43]-[.Q40])" office:value-type="float" office:value="67.1993950631149">
            <text:p>67,19940</text:p>
          </table:table-cell>
          <table:table-cell table:style-name="ce5" table:formula="of:=ABS([.R43]-[.R40])" office:value-type="float" office:value="41.1014983630241">
            <text:p>41,10150</text:p>
          </table:table-cell>
          <table:table-cell table:style-name="ce5" table:formula="of:=ABS([.S43]-[.S40])" office:value-type="float" office:value="0">
            <text:p>#WERT!</text:p>
          </table:table-cell>
          <table:table-cell table:style-name="ce5" table:formula="of:=ABS([.T43]-[.T40])" office:value-type="float" office:value="0">
            <text:p>#WERT!</text:p>
          </table:table-cell>
          <table:table-cell table:style-name="ce5" table:formula="of:=ABS([.U43]-[.U40])" office:value-type="float" office:value="0">
            <text:p>#WERT!</text:p>
          </table:table-cell>
          <table:table-cell table:style-name="ce5" table:formula="of:=ABS([.V43]-[.V40])" office:value-type="float" office:value="0">
            <text:p>#WERT!</text:p>
          </table:table-cell>
          <table:table-cell table:style-name="ce5" table:formula="of:=ABS([.W43]-[.W40])" office:value-type="float" office:value="0">
            <text:p>#WERT!</text:p>
          </table:table-cell>
          <table:table-cell table:style-name="ce16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 table:number-columns-repeated="23"/>
          <table:table-cell table:style-name="ce16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SoLL Entfernung x in cm</text:p>
          </table:table-cell>
          <table:table-cell table:number-columns-repeated="21" table:style-name="ce5" office:value-type="float" office:value="100">
            <text:p>100,00000</text:p>
          </table:table-cell>
          <table:table-cell table:style-name="ce22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IST Entfernung x in cm</text:p>
          </table:table-cell>
          <table:table-cell table:style-name="ce5" table:formula="of:=[.C30]*SIN(90-(DEGREES([.C27])+[.C23]))" office:value-type="float" office:value="0">
            <text:p>#WERT!</text:p>
          </table:table-cell>
          <table:table-cell table:style-name="ce5" table:formula="of:=[.D30]*SIN(90-(DEGREES([.D27])+[.D23]))" office:value-type="float" office:value="0">
            <text:p>#WERT!</text:p>
          </table:table-cell>
          <table:table-cell table:style-name="ce5" table:formula="of:=[.E30]*SIN(90-(DEGREES([.E27])+[.E23]))" office:value-type="float" office:value="0">
            <text:p>#WERT!</text:p>
          </table:table-cell>
          <table:table-cell table:style-name="ce5" table:formula="of:=[.F30]*SIN(90-(DEGREES([.F27])+[.F23]))" office:value-type="float" office:value="0">
            <text:p>#WERT!</text:p>
          </table:table-cell>
          <table:table-cell table:style-name="ce13" table:formula="of:=[.G30]*SIN(PI()/2-([.G37]+RADIANS([.G34])+[.$I$18]))" office:value-type="float" office:value="95.5848560411605">
            <text:p>95,58486</text:p>
          </table:table-cell>
          <table:table-cell table:style-name="ce13" table:formula="of:=[.H30]*SIN(PI()/2-([.H37]+RADIANS([.H34])+[.$I$18]))" office:value-type="float" office:value="93.5710126907306">
            <text:p>93,57101</text:p>
          </table:table-cell>
          <table:table-cell table:style-name="ce13" table:formula="of:=[.I30]*SIN(PI()/2-([.I37]+RADIANS([.I34])+[.$I$18]))" office:value-type="float" office:value="97.6367767733968">
            <text:p>97,63678</text:p>
          </table:table-cell>
          <table:table-cell table:style-name="ce13" table:formula="of:=[.J30]*SIN(PI()/2-([.J37]+RADIANS([.J34])+[.$I$18]))" office:value-type="float" office:value="97.6160038991107">
            <text:p>97,61600</text:p>
          </table:table-cell>
          <table:table-cell table:style-name="ce13" table:formula="of:=[.K30]*SIN(PI()/2-([.K37]+RADIANS([.K34])+[.$I$18]))" office:value-type="float" office:value="96.5773671817012">
            <text:p>96,57737</text:p>
          </table:table-cell>
          <table:table-cell table:style-name="ce13" table:formula="of:=[.L30]*SIN(PI()/2-([.L37]+RADIANS([.L34])+[.$I$18]))" office:value-type="float" office:value="98.0130034544431">
            <text:p>98,01300</text:p>
          </table:table-cell>
          <table:table-cell table:style-name="ce13" table:formula="of:=[.M30]*SIN(PI()/2-([.M37]+RADIANS([.M34])+[.$I$18]))" office:value-type="float" office:value="102.201127043746">
            <text:p>102,20113</text:p>
          </table:table-cell>
          <table:table-cell table:style-name="ce13" table:formula="of:=[.N30]*SIN(PI()/2-([.N37]+RADIANS([.N34])+[.$I$18]))" office:value-type="float" office:value="101.399305804971">
            <text:p>101,39931</text:p>
          </table:table-cell>
          <table:table-cell table:style-name="ce13" table:formula="of:=[.O30]*SIN(PI()/2-([.O37]+RADIANS([.O34])+[.$I$18]))" office:value-type="float" office:value="103.08168138199">
            <text:p>103,08168</text:p>
          </table:table-cell>
          <table:table-cell table:style-name="ce13" table:formula="of:=[.P30]*SIN(PI()/2-([.P37]+RADIANS([.P34])+[.$I$18]))" office:value-type="float" office:value="102.941224089847">
            <text:p>102,94122</text:p>
          </table:table-cell>
          <table:table-cell table:style-name="ce13" table:formula="of:=[.Q30]*SIN(PI()/2-([.Q37]+RADIANS([.Q34])+[.$I$18]))" office:value-type="float" office:value="102.596129000895">
            <text:p>102,59613</text:p>
          </table:table-cell>
          <table:table-cell table:style-name="ce13" table:formula="of:=[.R30]*SIN(PI()/2-([.R37]+RADIANS([.R34])+[.$I$18]))" office:value-type="float" office:value="102.756449986961">
            <text:p>102,75645</text:p>
          </table:table-cell>
          <table:table-cell table:style-name="ce13" table:formula="of:=[.S30]*SIN(PI()/2-([.S37]+RADIANS([.S34])+[.$I$18]))" office:value-type="float" office:value="99.8309900365625">
            <text:p>99,83099</text:p>
          </table:table-cell>
          <table:table-cell table:style-name="ce5" table:formula="of:=[.T30]*SIN(90-(DEGREES([.T27])+[.T23]))" office:value-type="float" office:value="0">
            <text:p>#WERT!</text:p>
          </table:table-cell>
          <table:table-cell table:style-name="ce5" table:formula="of:=[.U30]*SIN(90-(DEGREES([.U27])+[.U23]))" office:value-type="float" office:value="0">
            <text:p>#WERT!</text:p>
          </table:table-cell>
          <table:table-cell table:style-name="ce5" table:formula="of:=[.V30]*SIN(90-(DEGREES([.V27])+[.V23]))" office:value-type="float" office:value="0">
            <text:p>#WERT!</text:p>
          </table:table-cell>
          <table:table-cell table:style-name="ce5" table:formula="of:=[.W30]*SIN(90-(DEGREES([.W27])+[.W23]))" office:value-type="float" office:value="0">
            <text:p>#WERT!</text:p>
          </table:table-cell>
          <table:table-cell table:style-name="ce22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Abweichung IST und SOLL Entfernung x</text:p>
          </table:table-cell>
          <table:table-cell table:style-name="ce5" table:number-columns-repeated="4"/>
          <table:table-cell table:style-name="ce15" table:formula="of:=ABS([.G46]-[.G47])" office:value-type="float" office:value="4.41514395883948">
            <text:p>4,41514</text:p>
          </table:table-cell>
          <table:table-cell table:style-name="ce15" table:formula="of:=ABS([.H46]-[.H47])" office:value-type="float" office:value="6.42898730926943">
            <text:p>6,42899</text:p>
          </table:table-cell>
          <table:table-cell table:style-name="ce15" table:formula="of:=ABS([.I46]-[.I47])" office:value-type="float" office:value="2.36322322660318">
            <text:p>2,36322</text:p>
          </table:table-cell>
          <table:table-cell table:style-name="ce15" table:formula="of:=ABS([.J46]-[.J47])" office:value-type="float" office:value="2.38399610088929">
            <text:p>2,38400</text:p>
          </table:table-cell>
          <table:table-cell table:style-name="ce15" table:formula="of:=ABS([.K46]-[.K47])" office:value-type="float" office:value="3.42263281829879">
            <text:p>3,42263</text:p>
          </table:table-cell>
          <table:table-cell table:style-name="ce15" table:formula="of:=ABS([.L46]-[.L47])" office:value-type="float" office:value="1.98699654555685">
            <text:p>1,98700</text:p>
          </table:table-cell>
          <table:table-cell table:style-name="ce15" table:formula="of:=ABS([.M46]-[.M47])" office:value-type="float" office:value="2.20112704374607">
            <text:p>2,20113</text:p>
          </table:table-cell>
          <table:table-cell table:style-name="ce15" table:formula="of:=ABS([.N46]-[.N47])" office:value-type="float" office:value="1.39930580497104">
            <text:p>1,39931</text:p>
          </table:table-cell>
          <table:table-cell table:style-name="ce15" table:formula="of:=ABS([.O46]-[.O47])" office:value-type="float" office:value="3.08168138199004">
            <text:p>3,08168</text:p>
          </table:table-cell>
          <table:table-cell table:style-name="ce15" table:formula="of:=ABS([.P46]-[.P47])" office:value-type="float" office:value="2.94122408984697">
            <text:p>2,94122</text:p>
          </table:table-cell>
          <table:table-cell table:style-name="ce15" table:formula="of:=ABS([.Q46]-[.Q47])" office:value-type="float" office:value="2.59612900089485">
            <text:p>2,59613</text:p>
          </table:table-cell>
          <table:table-cell table:style-name="ce15" table:formula="of:=ABS([.R46]-[.R47])" office:value-type="float" office:value="2.75644998696124">
            <text:p>2,75645</text:p>
          </table:table-cell>
          <table:table-cell table:style-name="ce15" table:formula="of:=ABS([.S46]-[.S47])" office:value-type="float" office:value="0.16900996343746">
            <text:p>0,16901</text:p>
          </table:table-cell>
          <table:table-cell table:style-name="ce5" table:number-columns-repeated="4"/>
          <table:table-cell table:style-name="ce22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IST Entfernung minus Standardabweichung x in cm</text:p>
          </table:table-cell>
          <table:table-cell table:style-name="ce5" table:formula="of:=[.C32]*SIN(90-(DEGREES([.C28])+[.C24]))" office:value-type="float" office:value="0">
            <text:p>#WERT!</text:p>
          </table:table-cell>
          <table:table-cell table:style-name="ce5" table:formula="of:=[.D32]*SIN(90-(DEGREES([.D28])+[.D24]))" office:value-type="float" office:value="0">
            <text:p>#WERT!</text:p>
          </table:table-cell>
          <table:table-cell table:style-name="ce5" table:formula="of:=[.E32]*SIN(90-(DEGREES([.E28])+[.E24]))" office:value-type="float" office:value="0">
            <text:p>#WERT!</text:p>
          </table:table-cell>
          <table:table-cell table:style-name="ce5" table:formula="of:=[.F32]*SIN(90-(DEGREES([.F28])+[.F24]))" office:value-type="float" office:value="0">
            <text:p>#WERT!</text:p>
          </table:table-cell>
          <table:table-cell table:style-name="ce5" table:formula="of:=[.G32]*SIN(90-(DEGREES([.G28])+[.G24]))" office:value-type="float" office:value="91.6671507704536">
            <text:p>91,66715</text:p>
          </table:table-cell>
          <table:table-cell table:style-name="ce5" table:formula="of:=[.H32]*SIN(90-(DEGREES([.H28])+[.H24]))" office:value-type="float" office:value="91.5365506725087">
            <text:p>91,53655</text:p>
          </table:table-cell>
          <table:table-cell table:style-name="ce5" table:formula="of:=[.I32]*SIN(90-(DEGREES([.I28])+[.I24]))" office:value-type="float" office:value="88.6290004984712">
            <text:p>88,62900</text:p>
          </table:table-cell>
          <table:table-cell table:style-name="ce5" table:formula="of:=[.J32]*SIN(90-(DEGREES([.J28])+[.J24]))" office:value-type="float" office:value="86.3575639107191">
            <text:p>86,35756</text:p>
          </table:table-cell>
          <table:table-cell table:style-name="ce5" table:formula="of:=[.K32]*SIN(90-(DEGREES([.K28])+[.K24]))" office:value-type="float" office:value="86.8260641989819">
            <text:p>86,82606</text:p>
          </table:table-cell>
          <table:table-cell table:style-name="ce5" table:formula="of:=[.L32]*SIN(90-(DEGREES([.L28])+[.L24]))" office:value-type="float" office:value="89.8309396373558">
            <text:p>89,83094</text:p>
          </table:table-cell>
          <table:table-cell table:style-name="ce5" table:formula="of:=[.M32]*SIN(90-(DEGREES([.M28])+[.M24]))" office:value-type="float" office:value="87.715618465546">
            <text:p>87,71562</text:p>
          </table:table-cell>
          <table:table-cell table:style-name="ce5" table:formula="of:=[.N32]*SIN(90-(DEGREES([.N28])+[.N24]))" office:value-type="float" office:value="90.0284705271164">
            <text:p>90,02847</text:p>
          </table:table-cell>
          <table:table-cell table:style-name="ce5" table:formula="of:=[.O32]*SIN(90-(DEGREES([.O28])+[.O24]))" office:value-type="float" office:value="90.7579147813346">
            <text:p>90,75791</text:p>
          </table:table-cell>
          <table:table-cell table:style-name="ce5" table:formula="of:=[.P32]*SIN(90-(DEGREES([.P28])+[.P24]))" office:value-type="float" office:value="92.1062729758028">
            <text:p>92,10627</text:p>
          </table:table-cell>
          <table:table-cell table:style-name="ce5" table:formula="of:=[.Q32]*SIN(90-(DEGREES([.Q28])+[.Q24]))" office:value-type="float" office:value="97.5712448709095">
            <text:p>97,57124</text:p>
          </table:table-cell>
          <table:table-cell table:style-name="ce5" table:formula="of:=[.R32]*SIN(90-(DEGREES([.R28])+[.R24]))" office:value-type="float" office:value="97.3613551115161">
            <text:p>97,36136</text:p>
          </table:table-cell>
          <table:table-cell table:style-name="ce5" table:formula="of:=[.S32]*SIN(90-(DEGREES([.S28])+[.S24]))" office:value-type="float" office:value="0">
            <text:p>#WERT!</text:p>
          </table:table-cell>
          <table:table-cell table:style-name="ce5" table:formula="of:=[.T32]*SIN(90-(DEGREES([.T28])+[.T24]))" office:value-type="float" office:value="0">
            <text:p>#WERT!</text:p>
          </table:table-cell>
          <table:table-cell table:style-name="ce5" table:formula="of:=[.U32]*SIN(90-(DEGREES([.U28])+[.U24]))" office:value-type="float" office:value="0">
            <text:p>#WERT!</text:p>
          </table:table-cell>
          <table:table-cell table:style-name="ce5" table:formula="of:=[.V32]*SIN(90-(DEGREES([.V28])+[.V24]))" office:value-type="float" office:value="0">
            <text:p>#WERT!</text:p>
          </table:table-cell>
          <table:table-cell table:style-name="ce5" table:formula="of:=[.W32]*SIN(90-(DEGREES([.W28])+[.W24]))" office:value-type="float" office:value="0">
            <text:p>#WERT!</text:p>
          </table:table-cell>
          <table:table-cell table:style-name="ce22" table:number-columns-repeated="3"/>
          <table:table-cell table:number-columns-repeated="8"/>
          <table:table-cell table:style-name="ce8" table:number-columns-repeated="990"/>
        </table:table-row>
        <table:table-row table:style-name="ro1">
          <table:table-cell table:style-name="ce5"/>
          <table:table-cell table:style-name="ce5" office:value-type="string">
            <text:p>Abweichung SOLL und IST Entfernung minus Standardabweichung x</text:p>
          </table:table-cell>
          <table:table-cell table:style-name="ce5" table:formula="of:=ABS([.C49]-[.C46])" office:value-type="float" office:value="0">
            <text:p>#WERT!</text:p>
          </table:table-cell>
          <table:table-cell table:style-name="ce5" table:formula="of:=ABS([.D49]-[.D46])" office:value-type="float" office:value="0">
            <text:p>#WERT!</text:p>
          </table:table-cell>
          <table:table-cell table:style-name="ce5" table:formula="of:=ABS([.E49]-[.E46])" office:value-type="float" office:value="0">
            <text:p>#WERT!</text:p>
          </table:table-cell>
          <table:table-cell table:style-name="ce5" table:formula="of:=ABS([.F49]-[.F46])" office:value-type="float" office:value="0">
            <text:p>#WERT!</text:p>
          </table:table-cell>
          <table:table-cell table:style-name="ce5" table:formula="of:=ABS([.G49]-[.G46])" office:value-type="float" office:value="8.33284922954638">
            <text:p>8,33285</text:p>
          </table:table-cell>
          <table:table-cell table:style-name="ce5" table:formula="of:=ABS([.H49]-[.H46])" office:value-type="float" office:value="8.46344932749133">
            <text:p>8,46345</text:p>
          </table:table-cell>
          <table:table-cell table:style-name="ce5" table:formula="of:=ABS([.I49]-[.I46])" office:value-type="float" office:value="11.3709995015288">
            <text:p>11,37100</text:p>
          </table:table-cell>
          <table:table-cell table:style-name="ce5" table:formula="of:=ABS([.J49]-[.J46])" office:value-type="float" office:value="13.6424360892809">
            <text:p>13,64244</text:p>
          </table:table-cell>
          <table:table-cell table:style-name="ce5" table:formula="of:=ABS([.K49]-[.K46])" office:value-type="float" office:value="13.1739358010181">
            <text:p>13,17394</text:p>
          </table:table-cell>
          <table:table-cell table:style-name="ce5" table:formula="of:=ABS([.L49]-[.L46])" office:value-type="float" office:value="10.1690603626442">
            <text:p>10,16906</text:p>
          </table:table-cell>
          <table:table-cell table:style-name="ce5" table:formula="of:=ABS([.M49]-[.M46])" office:value-type="float" office:value="12.284381534454">
            <text:p>12,28438</text:p>
          </table:table-cell>
          <table:table-cell table:style-name="ce5" table:formula="of:=ABS([.N49]-[.N46])" office:value-type="float" office:value="9.97152947288365">
            <text:p>9,97153</text:p>
          </table:table-cell>
          <table:table-cell table:style-name="ce5" table:formula="of:=ABS([.O49]-[.O46])" office:value-type="float" office:value="9.24208521866542">
            <text:p>9,24209</text:p>
          </table:table-cell>
          <table:table-cell table:style-name="ce5" table:formula="of:=ABS([.P49]-[.P46])" office:value-type="float" office:value="7.8937270241972">
            <text:p>7,89373</text:p>
          </table:table-cell>
          <table:table-cell table:style-name="ce5" table:formula="of:=ABS([.Q49]-[.Q46])" office:value-type="float" office:value="2.42875512909046">
            <text:p>2,42876</text:p>
          </table:table-cell>
          <table:table-cell table:style-name="ce5" table:formula="of:=ABS([.R49]-[.R46])" office:value-type="float" office:value="2.63864488848392">
            <text:p>2,63864</text:p>
          </table:table-cell>
          <table:table-cell table:style-name="ce5" table:formula="of:=ABS([.S49]-[.S46])" office:value-type="float" office:value="0">
            <text:p>#WERT!</text:p>
          </table:table-cell>
          <table:table-cell table:style-name="ce5" table:formula="of:=ABS([.T49]-[.T46])" office:value-type="float" office:value="0">
            <text:p>#WERT!</text:p>
          </table:table-cell>
          <table:table-cell table:style-name="ce5" table:formula="of:=ABS([.U49]-[.U46])" office:value-type="float" office:value="0">
            <text:p>#WERT!</text:p>
          </table:table-cell>
          <table:table-cell table:style-name="ce5" table:formula="of:=ABS([.V49]-[.V46])" office:value-type="float" office:value="0">
            <text:p>#WERT!</text:p>
          </table:table-cell>
          <table:table-cell table:style-name="ce5" table:formula="of:=ABS([.W49]-[.W46])" office:value-type="float" office:value="0">
            <text:p>#WERT!</text:p>
          </table:table-cell>
          <table:table-cell table:number-columns-repeated="11"/>
          <table:table-cell table:style-name="ce8" table:number-columns-repeated="990"/>
        </table:table-row>
        <table:table-row table:style-name="ro1" table:number-rows-repeated="2">
          <table:table-cell table:number-columns-repeated="17"/>
          <table:table-cell table:style-name="ce8" table:number-columns-repeated="2"/>
          <table:table-cell table:number-columns-repeated="1005"/>
        </table:table-row>
        <table:table-row table:style-name="ro1">
          <table:table-cell table:number-columns-repeated="10"/>
          <table:table-cell>
            <draw:frame table:end-cell-address="Tabelle1.S78" table:end-x="0.363cm" table:end-y="0.056cm" draw:z-index="0" draw:style-name="gr1" svg:width="18.875cm" svg:height="10.999cm" svg:x="0.079cm" svg:y="0.348cm">
              <draw:object draw:notify-on-update-of-ranges="Tabelle1.E58:Tabelle1.E70 Tabelle1.B42:Tabelle1.B42 Tabelle1.H58:Tabelle1.H70 Tabelle1.B48:Tabelle1.B48 Tabelle1.I58:Tabelle1.I70 Tabelle1.G57:Tabelle1.G57 Tabelle1.G58:Tabelle1.G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bstand Mittellinie</text:p>
          </table:table-cell>
          <table:table-cell office:value-type="string">
            <text:p>Abweichung von b</text:p>
          </table:table-cell>
          <table:table-cell office:value-type="string">
            <text:p>Gemittelte Abweichung (7,4°) von 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-60cm/31°</text:p>
          </table:table-cell>
          <table:table-cell table:style-name="ce11" office:value-type="float" office:value="58.27">
            <text:p>58,27</text:p>
          </table:table-cell>
          <table:table-cell table:style-name="ce11" office:value-type="float" office:value="5.71">
            <text:p>5,71</text:p>
          </table:table-cell>
          <table:table-cell table:style-name="ce14" office:value-type="float" office:value="10.5553243742771">
            <text:p>10,55532</text:p>
          </table:table-cell>
          <table:table-cell table:style-name="ce15" office:value-type="float" office:value="4.41514395883948">
            <text:p>4,415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-50cm/26,6°</text:p>
          </table:table-cell>
          <table:table-cell table:style-name="ce11" office:value-type="float" office:value="53.19">
            <text:p>53,19</text:p>
          </table:table-cell>
          <table:table-cell table:style-name="ce11" office:value-type="float" office:value="5.31">
            <text:p>5,31</text:p>
          </table:table-cell>
          <table:table-cell table:style-name="ce14" office:value-type="float" office:value="5.79800595395107">
            <text:p>5,79801</text:p>
          </table:table-cell>
          <table:table-cell table:style-name="ce15" office:value-type="float" office:value="6.42898730926943">
            <text:p>6,4289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-40cm/21,8°</text:p>
          </table:table-cell>
          <table:table-cell table:style-name="ce11" office:value-type="float" office:value="55.3">
            <text:p>55,30</text:p>
          </table:table-cell>
          <table:table-cell table:style-name="ce11" office:value-type="float" office:value="2.11">
            <text:p>2,11</text:p>
          </table:table-cell>
          <table:table-cell table:style-name="ce14" office:value-type="float" office:value="6.70338059865065">
            <text:p>6,70338</text:p>
          </table:table-cell>
          <table:table-cell table:style-name="ce15" office:value-type="float" office:value="2.36322322660318">
            <text:p>2,3632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-30cm/16,7°</text:p>
          </table:table-cell>
          <table:table-cell table:style-name="ce11" office:value-type="float" office:value="51.24">
            <text:p>51,24</text:p>
          </table:table-cell>
          <table:table-cell table:style-name="ce11" office:value-type="float" office:value="2.24">
            <text:p>2,24</text:p>
          </table:table-cell>
          <table:table-cell table:style-name="ce14" office:value-type="float" office:value="6.73006259252353">
            <text:p>6,73006</text:p>
          </table:table-cell>
          <table:table-cell table:style-name="ce15" office:value-type="float" office:value="2.38399610088929">
            <text:p>2,384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-20cm/11,3°</text:p>
          </table:table-cell>
          <table:table-cell table:style-name="ce11" office:value-type="float" office:value="47.31">
            <text:p>47,31</text:p>
          </table:table-cell>
          <table:table-cell table:style-name="ce11" office:value-type="float" office:value="2.85">
            <text:p>2,85</text:p>
          </table:table-cell>
          <table:table-cell table:style-name="ce14" office:value-type="float" office:value="4.45235691504574">
            <text:p>4,45236</text:p>
          </table:table-cell>
          <table:table-cell table:style-name="ce15" office:value-type="float" office:value="3.42263281829879">
            <text:p>3,4226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-10cm/5,7°</text:p>
          </table:table-cell>
          <table:table-cell table:style-name="ce11" office:value-type="float" office:value="48.79">
            <text:p>48,79</text:p>
          </table:table-cell>
          <table:table-cell table:style-name="ce11" office:value-type="float" office:value="1.37">
            <text:p>1,37</text:p>
          </table:table-cell>
          <table:table-cell table:style-name="ce14" office:value-type="float" office:value="2.05194513513417">
            <text:p>2,05195</text:p>
          </table:table-cell>
          <table:table-cell table:style-name="ce15" office:value-type="float" office:value="1.98699654555685">
            <text:p>1,98700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4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0cm/0°</text:p>
          </table:table-cell>
          <table:table-cell table:style-name="ce11" office:value-type="float" office:value="56.28">
            <text:p>56,28</text:p>
          </table:table-cell>
          <table:table-cell table:style-name="ce11" office:value-type="float" office:value="2.47">
            <text:p>2,47</text:p>
          </table:table-cell>
          <table:table-cell table:style-name="ce14" office:value-type="float" office:value="0.229114697584126">
            <text:p>0,22911</text:p>
          </table:table-cell>
          <table:table-cell table:style-name="ce15" office:value-type="float" office:value="2.20112704374607">
            <text:p>2,2011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10cm/5,7°</text:p>
          </table:table-cell>
          <table:table-cell table:style-name="ce11" office:value-type="float" office:value="54.28">
            <text:p>54,28</text:p>
          </table:table-cell>
          <table:table-cell table:style-name="ce11" office:value-type="float" office:value="1.26">
            <text:p>1,26</text:p>
          </table:table-cell>
          <table:table-cell table:style-name="ce14" office:value-type="float" office:value="5.56915730507874">
            <text:p>5,56916</text:p>
          </table:table-cell>
          <table:table-cell table:style-name="ce15" office:value-type="float" office:value="1.39930580497104">
            <text:p>1,3993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20cm/11,3°</text:p>
          </table:table-cell>
          <table:table-cell table:style-name="ce11" office:value-type="float" office:value="57.69">
            <text:p>57,69</text:p>
          </table:table-cell>
          <table:table-cell table:style-name="ce11" office:value-type="float" office:value="2.07">
            <text:p>2,07</text:p>
          </table:table-cell>
          <table:table-cell table:style-name="ce14" office:value-type="float" office:value="1.33001424426838">
            <text:p>1,33001</text:p>
          </table:table-cell>
          <table:table-cell table:style-name="ce15" office:value-type="float" office:value="3.08168138199004">
            <text:p>3,0816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30cm/16,7°</text:p>
          </table:table-cell>
          <table:table-cell table:style-name="ce11" office:value-type="float" office:value="57.98">
            <text:p>57,98</text:p>
          </table:table-cell>
          <table:table-cell table:style-name="ce11" office:value-type="float" office:value="0.9">
            <text:p>0,90</text:p>
          </table:table-cell>
          <table:table-cell table:style-name="ce14" office:value-type="float" office:value="0.696822057151692">
            <text:p>0,69682</text:p>
          </table:table-cell>
          <table:table-cell table:style-name="ce15" office:value-type="float" office:value="2.94122408984697">
            <text:p>2,9412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40cm/21,8°</text:p>
          </table:table-cell>
          <table:table-cell table:style-name="ce11" office:value-type="float" office:value="57.9">
            <text:p>57,90</text:p>
          </table:table-cell>
          <table:table-cell table:style-name="ce11" office:value-type="float" office:value="0.93">
            <text:p>0,93</text:p>
          </table:table-cell>
          <table:table-cell table:style-name="ce14" office:value-type="float" office:value="3.34243668347926">
            <text:p>3,34244</text:p>
          </table:table-cell>
          <table:table-cell table:style-name="ce15" office:value-type="float" office:value="2.59612900089485">
            <text:p>2,5961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50cm/26,6°</text:p>
          </table:table-cell>
          <table:table-cell table:style-name="ce11" office:value-type="float" office:value="62.27">
            <text:p>62,27</text:p>
          </table:table-cell>
          <table:table-cell table:style-name="ce11" office:value-type="float" office:value="1.25">
            <text:p>1,25</text:p>
          </table:table-cell>
          <table:table-cell table:style-name="ce14" office:value-type="float" office:value="2.15418352373428">
            <text:p>2,15418</text:p>
          </table:table-cell>
          <table:table-cell table:style-name="ce15" office:value-type="float" office:value="2.75644998696124">
            <text:p>2,7564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60cm/31°</text:p>
          </table:table-cell>
          <table:table-cell table:style-name="ce11" office:value-type="float" office:value="58.35">
            <text:p>58,35</text:p>
          </table:table-cell>
          <table:table-cell table:style-name="ce11" office:value-type="float" office:value="5.68">
            <text:p>5,68</text:p>
          </table:table-cell>
          <table:table-cell table:style-name="ce14" office:value-type="float" office:value="4.76140417055926">
            <text:p>4,76140</text:p>
          </table:table-cell>
          <table:table-cell table:style-name="ce15" office:value-type="float" office:value="0.16900996343746">
            <text:p>0,16901</text:p>
          </table:table-cell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14:18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4:00:45</meta:creation-date>
    <dc:date>2012-06-07T14:18:58.10</dc:date>
    <meta:editing-duration>P1DT10H45M53S</meta:editing-duration>
    <meta:editing-cycles>115</meta:editing-cycles>
    <meta:generator>OpenOffice.org/3.4$Win32 OpenOffice.org_project/340m1$Build-9590</meta:generator>
    <meta:document-statistic meta:table-count="3" meta:cell-count="6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interval-major="2" chart:interval-minor-divis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76cm" svg:height="11cm" xlink:href=".." xlink:type="simple" chart:class="chart:line" chart:style-name="ch1">
        <chart:title svg:x="7.423cm" svg:y="0.356cm" chart:style-name="ch2">
          <text:p>Triangulation 1 NAO</text:p>
        </chart:title>
        <chart:legend chart:legend-position="end" svg:x="1.784cm" svg:y="9.413cm" style:legend-expansion="high" chart:style-name="ch3"/>
        <chart:plot-area chart:style-name="ch4" table:cell-range-address="Tabelle1.E58:Tabelle1.E70 Tabelle1.B42:Tabelle1.B42 Tabelle1.G58:Tabelle1.I70 Tabelle1.B48:Tabelle1.B48 Tabelle1.G57:Tabelle1.G57" chart:data-source-has-labels="both" svg:x="0.835cm" svg:y="1.114cm" svg:width="17.565cm" svg:height="7.54cm">
          <chartooo:coordinate-region svg:x="2.277cm" svg:y="1.3cm" svg:width="15.526cm" svg:height="6.363cm"/>
          <chart:axis chart:dimension="x" chart:name="primary-x" chart:style-name="ch5" chartooo:axis-type="text">
            <chart:title svg:x="8.091cm" svg:y="8.875cm" chart:style-name="ch6">
              <text:p>Schräge NAOMarker</text:p>
            </chart:title>
            <chart:categories table:cell-range-address="Tabelle1.E58:Tabelle1.E70"/>
          </chart:axis>
          <chart:axis chart:dimension="y" chart:name="primary-y" chart:style-name="ch7">
            <chart:title svg:x="0.001cm" svg:y="6.767cm" chart:style-name="ch8">
              <text:p>Abweichung von b [in cm]</text:p>
            </chart:title>
            <chart:grid chart:style-name="ch9" chart:class="major"/>
          </chart:axis>
          <chart:series chart:style-name="ch10" chart:values-cell-range-address="Tabelle1.H58:Tabelle1.H70" chart:label-cell-address="Tabelle1.B42:Tabelle1.B42" chart:class="chart:line">
            <chart:data-point chart:repeated="13"/>
          </chart:series>
          <chart:series chart:style-name="ch11" chart:values-cell-range-address="Tabelle1.I58:Tabelle1.I70" chart:label-cell-address="Tabelle1.B48:Tabelle1.B48" chart:class="chart:line">
            <chart:data-point chart:repeated="13"/>
          </chart:series>
          <chart:series chart:style-name="ch12" chart:values-cell-range-address="Tabelle1.G58:Tabelle1.G70" chart:label-cell-address="Tabelle1.G57:Tabelle1.G57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IST und SOLL Entfernung y</text:p>
                <draw:g>
                  <svg:desc>Tabelle1.B42:Tabelle1.B42</svg:desc>
                </draw:g>
              </table:table-cell>
              <table:table-cell office:value-type="string">
                <text:p>Abweichung IST und SOLL Entfernung x</text:p>
                <draw:g>
                  <svg:desc>Tabelle1.B48:Tabelle1.B48</svg:desc>
                </draw:g>
              </table:table-cell>
              <table:table-cell office:value-type="string">
                <text:p>Gemittelte Abweichung (7,4°) von b</text:p>
                <draw:g>
                  <svg:desc>Tabelle1.G57:Tabelle1.G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60cm/31°</text:p>
                <draw:g>
                  <svg:desc>Tabelle1.E58:Tabelle1.E70</svg:desc>
                </draw:g>
              </table:table-cell>
              <table:table-cell office:value-type="float" office:value="10.5553243742771">
                <text:p>10.5553243742771</text:p>
                <draw:g>
                  <svg:desc>Tabelle1.H58:Tabelle1.H70</svg:desc>
                </draw:g>
              </table:table-cell>
              <table:table-cell office:value-type="float" office:value="4.41514395883948">
                <text:p>4.41514395883948</text:p>
                <draw:g>
                  <svg:desc>Tabelle1.I58:Tabelle1.I70</svg:desc>
                </draw:g>
              </table:table-cell>
              <table:table-cell office:value-type="float" office:value="5.71">
                <text:p>5.71</text:p>
                <draw:g>
                  <svg:desc>Tabelle1.G58:Tabelle1.G70</svg:desc>
                </draw:g>
              </table:table-cell>
            </table:table-row>
            <table:table-row>
              <table:table-cell office:value-type="string">
                <text:p>-50cm/26,6°</text:p>
              </table:table-cell>
              <table:table-cell office:value-type="float" office:value="5.79800595395107">
                <text:p>5.79800595395107</text:p>
              </table:table-cell>
              <table:table-cell office:value-type="float" office:value="6.42898730926943">
                <text:p>6.42898730926943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-40cm/21,8°</text:p>
              </table:table-cell>
              <table:table-cell office:value-type="float" office:value="6.70338059865065">
                <text:p>6.70338059865065</text:p>
              </table:table-cell>
              <table:table-cell office:value-type="float" office:value="2.36322322660318">
                <text:p>2.3632232266031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-30cm/16,7°</text:p>
              </table:table-cell>
              <table:table-cell office:value-type="float" office:value="6.73006259252353">
                <text:p>6.73006259252353</text:p>
              </table:table-cell>
              <table:table-cell office:value-type="float" office:value="2.38399610088929">
                <text:p>2.38399610088929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-20cm/11,3°</text:p>
              </table:table-cell>
              <table:table-cell office:value-type="float" office:value="4.45235691504574">
                <text:p>4.45235691504574</text:p>
              </table:table-cell>
              <table:table-cell office:value-type="float" office:value="3.42263281829879">
                <text:p>3.4226328182987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-10cm/5,7°</text:p>
              </table:table-cell>
              <table:table-cell office:value-type="float" office:value="2.05194513513417">
                <text:p>2.05194513513417</text:p>
              </table:table-cell>
              <table:table-cell office:value-type="float" office:value="1.98699654555685">
                <text:p>1.986996545556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0cm/0°</text:p>
              </table:table-cell>
              <table:table-cell office:value-type="float" office:value="0.229114697584126">
                <text:p>0.229114697584126</text:p>
              </table:table-cell>
              <table:table-cell office:value-type="float" office:value="2.20112704374607">
                <text:p>2.20112704374607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0cm/5,7°</text:p>
              </table:table-cell>
              <table:table-cell office:value-type="float" office:value="5.56915730507874">
                <text:p>5.56915730507874</text:p>
              </table:table-cell>
              <table:table-cell office:value-type="float" office:value="1.39930580497104">
                <text:p>1.399305804971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0cm/11,3°</text:p>
              </table:table-cell>
              <table:table-cell office:value-type="float" office:value="1.33001424426838">
                <text:p>1.33001424426838</text:p>
              </table:table-cell>
              <table:table-cell office:value-type="float" office:value="3.08168138199004">
                <text:p>3.08168138199004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0cm/16,7°</text:p>
              </table:table-cell>
              <table:table-cell office:value-type="float" office:value="0.696822057151692">
                <text:p>0.696822057151692</text:p>
              </table:table-cell>
              <table:table-cell office:value-type="float" office:value="2.94122408984697">
                <text:p>2.941224089846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cm/21,8°</text:p>
              </table:table-cell>
              <table:table-cell office:value-type="float" office:value="3.34243668347926">
                <text:p>3.34243668347926</text:p>
              </table:table-cell>
              <table:table-cell office:value-type="float" office:value="2.59612900089485">
                <text:p>2.5961290008948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0cm/26,6°</text:p>
              </table:table-cell>
              <table:table-cell office:value-type="float" office:value="2.15418352373428">
                <text:p>2.15418352373428</text:p>
              </table:table-cell>
              <table:table-cell office:value-type="float" office:value="2.75644998696124">
                <text:p>2.7564499869612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0cm/31°</text:p>
              </table:table-cell>
              <table:table-cell office:value-type="float" office:value="4.76140417055926">
                <text:p>4.76140417055926</text:p>
              </table:table-cell>
              <table:table-cell office:value-type="float" office:value="0.16900996343746">
                <text:p>0.16900996343746</text:p>
              </table:table-cell>
              <table:table-cell office:value-type="float" office:value="5.68">
                <text:p>5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